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OleObj28" manifest:media-type="application/octet-stream"/>
  <manifest:file-entry manifest:full-path="OleObj29" manifest:media-type="application/octet-stream"/>
  <manifest:file-entry manifest:full-path="OleObj30" manifest:media-type="application/octet-stream"/>
  <manifest:file-entry manifest:full-path="OleObj31" manifest:media-type="application/octet-stream"/>
  <manifest:file-entry manifest:full-path="OleObj32" manifest:media-type="application/octet-stream"/>
  <manifest:file-entry manifest:full-path="OleObj33" manifest:media-type="application/octet-stream"/>
  <manifest:file-entry manifest:full-path="OleObj34" manifest:media-type="application/octet-stream"/>
  <manifest:file-entry manifest:full-path="OleObj3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2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2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B ApplicationProgramming</text:span></text:p>
      <text:p text:style-name="P1"><text:span text:style-name="T2"><text:s text:c="13"/>EMPLOYEE_PAYROLL</text:span></text:p>
      <text:p text:style-name="P1"><text:span text:style-name="T3"><text:tab/><text:tab/><text:tab/><text:tab/><text:tab/><text:tab/><text:tab/><text:tab/><text:tab/><text:tab/><text:tab/><text:tab/></text:span><text:span text:style-name="T4"/></text:p>
      <text:p text:style-name="P1"><text:span text:style-name="T4"><text:tab/><text:tab/><text:tab/><text:tab/><text:tab/><text:tab/><text:tab/><text:s text:c="6"/></text:span><text:span text:style-name="T5">SUBMITTED<text:s text:c="2"/>BY</text:span></text:p>
      <text:p text:style-name="P1"><text:span text:style-name="T6"><text:tab/><text:tab/><text:tab/><text:tab/><text:tab/><text:tab/><text:tab/><text:tab/></text:span><text:span text:style-name="T7">EZHILTHARSAN<text:s text:c="2"/>S</text:span></text:p>
      <text:p text:style-name="P1"><text:span text:style-name="T7"><text:tab/><text:tab/><text:tab/><text:tab/><text:tab/><text:tab/><text:tab/><text:tab/><text:tab/>185001049</text:span></text:p>
      <text:p text:style-name="P1"><text:span text:style-name="T8"/></text:p>
      <text:p text:style-name="P1"><text:span text:style-name="T9">CONNECTION<text:s text:c="2"/>CODE:</text:span></text:p>
      <text:p text:style-name="P1"><text:span text:style-name="T10"/></text:p>
      <text:p text:style-name="P1"><text:span text:style-name="T10">(</text:span><text:span text:style-name="T11"><text:s/></text:span><text:span text:style-name="T12">DATABASE IS ALREADY CONNECTED TO NETBEANS IN<text:s text:c="2"/>SERVICES-DATABASE<text:s text:c="2"/>VIA</text:span></text:p>
      <text:p text:style-name="P1"><text:span text:style-name="T12"><text:s text:c="3"/>OJDBC7.jar )</text:span></text:p>
      <text:p text:style-name="P1"><text:span text:style-name="T13"/></text:p>
      <text:p text:style-name="P1"><text:span text:style-name="T13">package Employee_payroll;</text:span></text:p>
      <text:p text:style-name="P1"><text:span text:style-name="T13"/></text:p>
      <text:p text:style-name="P1"><text:span text:style-name="T13">import java.sql.Connection;</text:span></text:p>
      <text:p text:style-name="P1"><text:span text:style-name="T13">import java.sql.DriverManager;</text:span></text:p>
      <text:p text:style-name="P1"><text:span text:style-name="T13">import java.sql.SQLException;</text:span></text:p>
      <text:p text:style-name="P1"><text:span text:style-name="T13">import javax.swing.JOptionPane;</text:span></text:p>
      <text:p text:style-name="P1"><text:span text:style-name="T13"/></text:p>
      <text:p text:style-name="P1"><text:span text:style-name="T13">public class Emp_payroll { </text:span></text:p>
      <text:p text:style-name="P1"><text:span text:style-name="T13"><text:s text:c="4"/>public static Connection JavaConnectDb(){</text:span></text:p>
      <text:p text:style-name="P1"><text:span text:style-name="T13"><text:s text:c="8"/>try{</text:span></text:p>
      <text:p text:style-name="P1"><text:span text:style-name="T13"><text:s text:c="12"/>Class.forName("oracle.jdbc.OracleDriver");</text:span></text:p>
      <text:p text:style-name="P1"><text:span text:style-name="T13"><text:s text:c="12"/>Connection con= DriverManager.getConnection("jdbc:oracle:thin:@localhost:1521:orcl2","system","ezhil007");</text:span></text:p>
      <text:p text:style-name="P1"><text:span text:style-name="T13"><text:s text:c="12"/>return con;</text:span></text:p>
      <text:p text:style-name="P1"><text:span text:style-name="T13"><text:s text:c="8"/>}catch(ClassNotFoundException | SQLException e){</text:span></text:p>
      <text:p text:style-name="P1"><text:span text:style-name="T13"><text:s text:c="12"/>JOptionPane.showMessageDialog(null, e);</text:span></text:p>
      <text:p text:style-name="P1"><text:span text:style-name="T13"><text:s text:c="8"/>}</text:span></text:p>
      <text:p text:style-name="P1"><text:span text:style-name="T13"><text:s text:c="8"/>return null;</text:span></text:p>
      <text:p text:style-name="P1"><text:span text:style-name="T13"><text:s text:c="4"/>} </text:span></text:p>
      <text:p text:style-name="P1"><text:span text:style-name="T13"/></text:p>
      <text:p text:style-name="P1"><text:span text:style-name="T13"><text:s text:c="4"/>public static void main(String[] args) {</text:span></text:p>
      <text:p text:style-name="P1"><text:span text:style-name="T13"><text:s text:c="8"/>new Emp_interface().setVisible(true);<text:s text:c="4"/></text:span></text:p>
      <text:p text:style-name="P1"><text:span text:style-name="T13"><text:s text:c="4"/>}<text:s text:c="3"/></text:span></text:p>
      <text:p text:style-name="P1"><text:span text:style-name="T13">}</text:span></text:p>
      <text:p text:style-name="P1"><text:span text:style-name="T14">GUI Code:</text:span><text:span text:style-name="T15"/></text:p>
      <text:p text:style-name="P1"><text:span text:style-name="T16">( ALL<text:s text:c="2"/>GENERATED,DEFAULT,INIT COMPONENTS<text:s text:c="2"/>ARE REMOVED )</text:span></text:p>
      <text:p text:style-name="P1"><text:span text:style-name="T16"/></text:p>
      <text:p text:style-name="P1"><text:span text:style-name="T16">1.INTERFACE</text:span></text:p>
      <text:p text:style-name="P1"><text:span text:style-name="T17"/></text:p>
      <text:p text:style-name="P1"><text:span text:style-name="T17">package Employee_payroll;</text:span></text:p>
      <text:p text:style-name="P1"><text:span text:style-name="T17">public class Emp_interface extends javax.swing.JFrame {</text:span></text:p>
      <text:p text:style-name="P1"><text:span text:style-name="T17"><text:s text:c="4"/>public Emp_interface() {</text:span></text:p>
      <text:p text:style-name="P1"><text:span text:style-name="T17"><text:s text:c="8"/>initComponents();</text:span></text:p>
      <text:p text:style-name="P1"><text:span text:style-name="T17"><text:s text:c="4"/>}</text:span></text:p>
      <text:p text:style-name="P1"><text:span text:style-name="T17"/></text:p>
      <text:p text:style-name="P1"><text:span text:style-name="T17"><text:s text:c="4"/>@SuppressWarnings("unchecked")</text:span></text:p>
      <text:p text:style-name="P1"><text:span text:style-name="T17"><text:s text:c="4"/>// &lt;editor-fold defaultstate="collapsed" desc="Generated Code"&gt;</text:span></text:p>
      <text:p text:style-name="P1"><text:span text:style-name="T17"><text:s text:c="4"/>// INIT COMPONENTS CODE<text:s text:c="78"/></text:span></text:p>
      <text:p text:style-name="P1"><text:span text:style-name="T17"/></text:p>
      <text:p text:style-name="P1"><text:span text:style-name="T17"><text:s text:c="4"/>private void jButton1ActionPerformed(java.awt.event.ActionEvent evt) {<text:s text:c="2"/></text:span></text:p>
      <text:p text:style-name="P1"><text:span text:style-name="T17"><text:s text:c="8"/>new Emp_mainmenu().setVisible(true);</text:span></text:p>
      <text:p text:style-name="P1"><text:span text:style-name="T17"><text:s text:c="8"/>setVisible(false);</text:span></text:p>
      <text:p text:style-name="P1"><text:span text:style-name="T17"><text:s text:c="4"/>}<text:s text:c="40"/></text:span></text:p>
      <text:p text:style-name="P1"><text:span text:style-name="T17"><text:s text:c="4"/>private void jButton2ActionPerformed(java.awt.event.ActionEvent evt) {<text:s text:c="15"/></text:span></text:p>
      <text:p text:style-name="P1"><text:span text:style-name="T17"><text:s text:c="8"/>System.exit(0);</text:span></text:p>
      <text:p text:style-name="P1"><text:span text:style-name="T17"><text:s text:c="4"/>}<text:s text:c="40"/></text:span></text:p>
      <text:p text:style-name="P1"><text:span text:style-name="T17"/></text:p>
      <text:p text:style-name="P1"><text:span text:style-name="T17"><text:s text:c="4"/>public static void main(String args[]) {</text:span></text:p>
      <text:p text:style-name="P1"><text:span text:style-name="T17"><text:tab/>//default try_catch code</text:span></text:p>
      <text:p text:style-name="P1"><text:span text:style-name="T17"><text:s text:c="8"/>java.awt.EventQueue.invokeLater(() -&gt; {</text:span></text:p>
      <text:p text:style-name="P1"><text:span text:style-name="T17"><text:s text:c="12"/>new Emp_interface().setVisible(true);</text:span></text:p>
      <text:p text:style-name="P1"><text:span text:style-name="T17"><text:s text:c="8"/>});</text:span></text:p>
      <text:p text:style-name="P1"><text:span text:style-name="T17"><text:s text:c="4"/>}<text:s text:c="10"/></text:span></text:p>
      <text:p text:style-name="P1"><text:span text:style-name="T17">}</text:span></text:p>
      <text:p text:style-name="P1"><text:span text:style-name="T18">2.MAIN_MENU</text:span></text:p>
      <text:p text:style-name="P1"><text:span text:style-name="T18"/></text:p>
      <text:p text:style-name="P1"><text:span text:style-name="T19">package Employee_payroll;</text:span></text:p>
      <text:p text:style-name="P1"><text:span text:style-name="T19">public class Emp_mainmenu extends javax.swing.JFrame {</text:span></text:p>
      <text:p text:style-name="P1"><text:span text:style-name="T19"><text:s text:c="4"/>public Emp_mainmenu() {</text:span></text:p>
      <text:p text:style-name="P1"><text:span text:style-name="T19"><text:s text:c="8"/>initComponents();</text:span></text:p>
      <text:p text:style-name="P1"><text:span text:style-name="T19"><text:s text:c="4"/>}</text:span></text:p>
      <text:p text:style-name="P1"><text:span text:style-name="T19"/></text:p>
      <text:p text:style-name="P1"><text:span text:style-name="T19"><text:s text:c="4"/>@SuppressWarnings("unchecked")</text:span></text:p>
      <text:p text:style-name="P1"><text:span text:style-name="T19"><text:s text:c="4"/>// &lt;editor-fold defaultstate="collapsed" desc="Generated Code"&gt;<text:s text:c="26"/></text:span></text:p>
      <text:p text:style-name="P1"><text:span text:style-name="T19"><text:s text:c="4"/>// INIT COMPONENTS CODE<text:s text:c="101"/></text:span></text:p>
      <text:p text:style-name="P1"><text:span text:style-name="T19"/></text:p>
      <text:p text:style-name="P1"><text:span text:style-name="T19"><text:s text:c="4"/>private void jButton1ActionPerformed(java.awt.event.ActionEvent evt) {<text:s text:c="41"/></text:span></text:p>
      <text:p text:style-name="P1"><text:span text:style-name="T19"><text:s text:c="8"/>new Emp_insert().setVisible(true);</text:span></text:p>
      <text:p text:style-name="P1"><text:span text:style-name="T19"><text:s text:c="8"/>setVisible(false);</text:span></text:p>
      <text:p text:style-name="P1"><text:span text:style-name="T19"><text:s text:c="4"/>}<text:s text:c="40"/></text:span></text:p>
      <text:p text:style-name="P1"><text:span text:style-name="T19"><text:s text:c="4"/>private void jButton2ActionPerformed(java.awt.event.ActionEvent evt) {<text:s text:c="41"/></text:span></text:p>
      <text:p text:style-name="P1"><text:span text:style-name="T19"><text:s text:c="8"/>new Emp_delete().setVisible(true);</text:span></text:p>
      <text:p text:style-name="P1"><text:span text:style-name="T19"><text:s text:c="8"/>setVisible(false);</text:span></text:p>
      <text:p text:style-name="P1"><text:span text:style-name="T19"><text:s text:c="4"/>}<text:s text:c="40"/></text:span></text:p>
      <text:p text:style-name="P1"><text:span text:style-name="T19"><text:s text:c="4"/>private void jButton4ActionPerformed(java.awt.event.ActionEvent evt) {<text:s text:c="41"/></text:span></text:p>
      <text:p text:style-name="P1"><text:span text:style-name="T19"><text:s text:c="8"/>new Emp_update().setVisible(true);</text:span></text:p>
      <text:p text:style-name="P1"><text:span text:style-name="T19"><text:s text:c="8"/>setVisible(false);</text:span></text:p>
      <text:p text:style-name="P1"><text:span text:style-name="T19"><text:s text:c="4"/>}<text:s text:c="40"/></text:span></text:p>
      <text:p text:style-name="P1"><text:span text:style-name="T19"><text:s text:c="4"/>private void jButton3ActionPerformed(java.awt.event.ActionEvent evt) {<text:s text:c="41"/></text:span></text:p>
      <text:p text:style-name="P1"><text:span text:style-name="T19"><text:s text:c="8"/>new Emp_search().setVisible(true);</text:span></text:p>
      <text:p text:style-name="P1"><text:span text:style-name="T19"><text:s text:c="8"/>setVisible(false);</text:span></text:p>
      <text:p text:style-name="P1"><text:span text:style-name="T19"><text:s text:c="4"/>}<text:s text:c="40"/></text:span></text:p>
      <text:p text:style-name="P1"><text:span text:style-name="T19"/></text:p>
      <text:p text:style-name="P1"><text:span text:style-name="T19"><text:s text:c="4"/>public static void main(String args[]) {</text:span></text:p>
      <text:p text:style-name="P1"><text:span text:style-name="T19"><text:s text:c="8"/></text:span></text:p>
      <text:p text:style-name="P1"><text:span text:style-name="T19"><text:tab/>// default try_catch code</text:span></text:p>
      <text:p text:style-name="P1"><text:span text:style-name="T19"/></text:p>
      <text:p text:style-name="P1"><text:span text:style-name="T19"><text:s text:c="8"/>java.awt.EventQueue.invokeLater(new Runnable() {</text:span></text:p>
      <text:p text:style-name="P1"><text:span text:style-name="T19"><text:s text:c="12"/>public void run() {</text:span></text:p>
      <text:p text:style-name="P1"><text:span text:style-name="T19"><text:s text:c="16"/>new Emp_mainmenu().setVisible(true);</text:span></text:p>
      <text:p text:style-name="P1"><text:span text:style-name="T19"><text:s text:c="12"/>}</text:span></text:p>
      <text:p text:style-name="P1"><text:span text:style-name="T19"><text:s text:c="8"/>});</text:span></text:p>
      <text:p text:style-name="P1"><text:span text:style-name="T19"><text:s text:c="4"/>}<text:s text:c="16"/></text:span></text:p>
      <text:p text:style-name="P1"><text:span text:style-name="T19">}</text:span></text:p>
      <text:p text:style-name="P1"><text:span text:style-name="T20">3.INSERT</text:span></text:p>
      <text:p text:style-name="P1"><text:span text:style-name="T20"/></text:p>
      <text:p text:style-name="P1"><text:span text:style-name="T21">package Employee_payroll;</text:span></text:p>
      <text:p text:style-name="P1"><text:span text:style-name="T21"/></text:p>
      <text:p text:style-name="P1"><text:span text:style-name="T21">import java.sql.Connection;</text:span></text:p>
      <text:p text:style-name="P1"><text:span text:style-name="T21">import java.sql.ResultSet;</text:span></text:p>
      <text:p text:style-name="P1"><text:span text:style-name="T21">import java.sql.SQLException;</text:span></text:p>
      <text:p text:style-name="P1"><text:span text:style-name="T21">import java.sql.Statement;</text:span></text:p>
      <text:p text:style-name="P1"><text:span text:style-name="T21">import static java.time.Clock.system;</text:span></text:p>
      <text:p text:style-name="P1"><text:span text:style-name="T21">import oracle.jdbc.OraclePreparedStatement;</text:span></text:p>
      <text:p text:style-name="P1"><text:span text:style-name="T21">import oracle.jdbc.OracleResultSet;</text:span></text:p>
      <text:p text:style-name="P1"><text:span text:style-name="T21">import java.util.regex.Pattern;</text:span></text:p>
      <text:p text:style-name="P1"><text:span text:style-name="T21">import javax.swing.JOptionPane;</text:span></text:p>
      <text:p text:style-name="P1"><text:span text:style-name="T21">import java.sql.PreparedStatement;</text:span></text:p>
      <text:p text:style-name="P1"><text:span text:style-name="T21"/></text:p>
      <text:p text:style-name="P1"><text:span text:style-name="T21">public class Emp_insert extends javax.swing.JFrame {</text:span></text:p>
      <text:p text:style-name="P1"><text:span text:style-name="T21"><text:s text:c="4"/>String f4="";</text:span></text:p>
      <text:p text:style-name="P1"><text:span text:style-name="T21"><text:s text:c="4"/>public Emp_insert() {</text:span></text:p>
      <text:p text:style-name="P1"><text:span text:style-name="T21"><text:s text:c="8"/>initComponents();</text:span></text:p>
      <text:p text:style-name="P1"><text:span text:style-name="T21"><text:s text:c="4"/>}</text:span></text:p>
      <text:p text:style-name="P1"><text:span text:style-name="T21"/></text:p>
      <text:p text:style-name="P1"><text:span text:style-name="T21"><text:s text:c="4"/>@SuppressWarnings("unchecked")</text:span></text:p>
      <text:p text:style-name="P1"><text:span text:style-name="T21"><text:s text:c="4"/>// &lt;editor-fold defaultstate="collapsed" desc="Generated Code"&gt;</text:span></text:p>
      <text:p text:style-name="P1"><text:span text:style-name="T21"><text:s text:c="4"/>// INIT COMPONENTS CODE<text:s text:c="100"/></text:span></text:p>
      <text:p text:style-name="P1"><text:span text:style-name="T21"/></text:p>
      <text:p text:style-name="P1"><text:span text:style-name="T21"><text:s text:c="4"/>private void jButton1ActionPerformed(java.awt.event.ActionEvent evt) {<text:s text:c="41"/></text:span></text:p>
      <text:p text:style-name="P1"><text:span text:style-name="T21"><text:s text:c="8"/>Connection con=Emp_payroll.JavaConnectDb();</text:span></text:p>
      <text:p text:style-name="P1"><text:span text:style-name="T21"><text:tab/>String sql,sql1,f1,f2,f3,f5,f6;</text:span></text:p>
      <text:p text:style-name="P1"><text:span text:style-name="T21"><text:tab/>PreparedStatement pst,pst1;</text:span></text:p>
      <text:p text:style-name="P1"><text:span text:style-name="T21"><text:tab/>ResultSet rs;</text:span></text:p>
      <text:p text:style-name="P1"><text:span text:style-name="T21"><text:s text:c="8"/>if(eid.getText().trim().isEmpty()){</text:span></text:p>
      <text:p text:style-name="P1"><text:span text:style-name="T21"><text:s text:c="12"/>eidm.setText("E_ID is mandatory");</text:span></text:p>
      <text:p text:style-name="P1"><text:span text:style-name="T21"><text:s text:c="8"/>}</text:span></text:p>
      <text:p text:style-name="P1"><text:span text:style-name="T21"><text:s text:c="8"/>else if(!basic.getText().equals("")){</text:span></text:p>
      <text:p text:style-name="P1"><text:span text:style-name="T21"><text:s text:c="12"/>if(!Pattern.matches("^[0-9/.]+$",basic.getText())){</text:span></text:p>
      <text:p text:style-name="P1"><text:span text:style-name="T21"><text:s text:c="16"/>basicm.setText("INVALID FORMAT");</text:span></text:p>
      <text:p text:style-name="P1"><text:span text:style-name="T21"><text:s text:c="12"/>}</text:span></text:p>
      <text:p text:style-name="P1"><text:span text:style-name="T21"><text:s text:c="12"/>else{</text:span></text:p>
      <text:p text:style-name="P1"><text:span text:style-name="T21"><text:s text:c="16"/>f1=eid.getText();</text:span></text:p>
      <text:p text:style-name="P1"><text:span text:style-name="T21"><text:s text:c="16"/>f2=ename.getText();</text:span></text:p>
      <text:p text:style-name="P1"><text:span text:style-name="T21"><text:s text:c="16"/>f3=dob.getText();</text:span></text:p>
      <text:p text:style-name="P1"><text:span text:style-name="T21"><text:s text:c="16"/>f5=des.getText();</text:span></text:p>
      <text:p text:style-name="P1"><text:span text:style-name="T21"><text:s text:c="16"/>f6=basic.getText();</text:span></text:p>
      <text:p text:style-name="P1"><text:span text:style-name="T21"><text:s text:c="12"/>try{</text:span></text:p>
      <text:p text:style-name="P1"><text:span text:style-name="T21"><text:s text:c="16"/>sql = "insert into emp(eid,ename,dob,sex,desig,basic) values(?,?,?,?,?,?)";</text:span></text:p>
      <text:p text:style-name="P1"><text:span text:style-name="T21"><text:tab/><text:tab/>pst = con.prepareStatement(sql);</text:span></text:p>
      <text:p text:style-name="P1"><text:span text:style-name="T21"><text:tab/><text:tab/>pst.setString(1,f1);</text:span></text:p>
      <text:p text:style-name="P1"><text:span text:style-name="T21"><text:s text:c="16"/>pst.setString(2,f2);</text:span></text:p>
      <text:p text:style-name="P1"><text:span text:style-name="T21"><text:tab/><text:tab/>pst.setString(3,f3);</text:span></text:p>
      <text:p text:style-name="P1"><text:span text:style-name="T21"><text:tab/><text:tab/>pst.setString(4,f4);</text:span></text:p>
      <text:p text:style-name="P1"><text:span text:style-name="T21"><text:tab/><text:tab/>pst.setString(5,f5);</text:span></text:p>
      <text:p text:style-name="P1"><text:span text:style-name="T21"><text:tab/><text:tab/>pst.setString(6,f6);</text:span></text:p>
      <text:p text:style-name="P1"><text:span text:style-name="T21"><text:tab/><text:tab/>rs = pst.executeQuery();</text:span></text:p>
      <text:p text:style-name="P1"><text:span text:style-name="T21"><text:tab/><text:tab/>sql1 = "call net_pay(?,?)";</text:span></text:p>
      <text:p text:style-name="P1"><text:span text:style-name="T21"><text:tab/><text:tab/>pst1 = con.prepareStatement(sql1);</text:span></text:p>
      <text:p text:style-name="P1"><text:span text:style-name="T21"><text:tab/><text:tab/>pst1.setString(1,f1);</text:span></text:p>
      <text:p text:style-name="P1"><text:span text:style-name="T21"><text:tab/><text:tab/>pst1.setString(2,f6);</text:span></text:p>
      <text:p text:style-name="P1"><text:span text:style-name="T21"><text:tab/><text:tab/>pst1.executeQuery();</text:span></text:p>
      <text:p text:style-name="P1"><text:span text:style-name="T21"><text:s text:c="16"/>if(rs.next()){</text:span></text:p>
      <text:p text:style-name="P1"><text:span text:style-name="T21"><text:s text:c="20"/>JOptionPane.showMessageDialog(null,"INSERTION successful");</text:span></text:p>
      <text:p text:style-name="P1"><text:span text:style-name="T21"><text:s text:c="20"/>new Emp_interface().setVisible(true);</text:span></text:p>
      <text:p text:style-name="P1"><text:span text:style-name="T21"><text:s text:c="20"/>setVisible(false);</text:span></text:p>
      <text:p text:style-name="P1"><text:span text:style-name="T21"><text:s text:c="16"/>}</text:span></text:p>
      <text:p text:style-name="P1"><text:span text:style-name="T21"><text:s text:c="16"/>else{</text:span></text:p>
      <text:p text:style-name="P1"><text:span text:style-name="T21"><text:s text:c="20"/>JOptionPane.showMessageDialog(null,"INSERTION failed");</text:span></text:p>
      <text:p text:style-name="P1"><text:span text:style-name="T21"><text:s text:c="20"/>new Emp_interface().setVisible(true);</text:span></text:p>
      <text:p text:style-name="P1"><text:span text:style-name="T21"><text:s text:c="20"/>setVisible(false);</text:span></text:p>
      <text:p text:style-name="P1"><text:span text:style-name="T21"><text:s text:c="16"/>}</text:span></text:p>
      <text:p text:style-name="P1"><text:span text:style-name="T21"><text:s text:c="12"/>}catch(SQLException e){</text:span></text:p>
      <text:p text:style-name="P1"><text:span text:style-name="T21"><text:s text:c="16"/>System.out.println(e);</text:span></text:p>
      <text:p text:style-name="P1"><text:span text:style-name="T21"><text:s text:c="16"/>JOptionPane.showMessageDialog(null,"INSERTION failed");</text:span></text:p>
      <text:p text:style-name="P1"><text:span text:style-name="T21"><text:s text:c="16"/>new Emp_interface().setVisible(true);</text:span></text:p>
      <text:p text:style-name="P1"><text:span text:style-name="T21"><text:s text:c="16"/>setVisible(false);</text:span></text:p>
      <text:p text:style-name="P1"><text:span text:style-name="T21"><text:s text:c="12"/>}</text:span></text:p>
      <text:p text:style-name="P1"><text:span text:style-name="T21"><text:s text:c="10"/>}</text:span></text:p>
      <text:p text:style-name="P1"><text:span text:style-name="T21"><text:s text:c="8"/>}</text:span></text:p>
      <text:p text:style-name="P1"><text:span text:style-name="T21"><text:s text:c="8"/>else{<text:s text:c="18"/></text:span></text:p>
      <text:p text:style-name="P1"><text:span text:style-name="T21"><text:s text:c="12"/>f1=eid.getText();</text:span></text:p>
      <text:p text:style-name="P1"><text:span text:style-name="T21"><text:s text:c="12"/>f2=ename.getText();</text:span></text:p>
      <text:p text:style-name="P1"><text:span text:style-name="T21"><text:s text:c="12"/>f3=dob.getText();</text:span></text:p>
      <text:p text:style-name="P1"><text:span text:style-name="T21"><text:s text:c="12"/>f5=des.getText();</text:span></text:p>
      <text:p text:style-name="P1"><text:span text:style-name="T21"><text:s text:c="12"/>f6="0";</text:span></text:p>
      <text:p text:style-name="P1"><text:span text:style-name="T21"><text:s text:c="12"/>try{</text:span></text:p>
      <text:p text:style-name="P1"><text:span text:style-name="T21"><text:s text:c="16"/>sql = "insert into emp(eid,ename,dob,sex,desig,basic) values(?,?,?,?,?,?)";</text:span></text:p>
      <text:p text:style-name="P1"><text:span text:style-name="T21"><text:tab/><text:tab/>pst = con.prepareStatement(sql);</text:span></text:p>
      <text:p text:style-name="P1"><text:span text:style-name="T21"><text:tab/><text:tab/>pst.setString(1,f1);</text:span></text:p>
      <text:p text:style-name="P1"><text:span text:style-name="T21"><text:s text:c="16"/>pst.setString(2,f2);</text:span></text:p>
      <text:p text:style-name="P1"><text:span text:style-name="T21"><text:tab/><text:tab/>pst.setString(3,f3);</text:span></text:p>
      <text:p text:style-name="P1"><text:span text:style-name="T21"><text:tab/><text:tab/>pst.setString(4,f4);</text:span></text:p>
      <text:p text:style-name="P1"><text:span text:style-name="T21"><text:tab/><text:tab/>pst.setString(5,f5);</text:span></text:p>
      <text:p text:style-name="P1"><text:span text:style-name="T21"><text:tab/><text:tab/>pst.setString(6,f6);</text:span></text:p>
      <text:p text:style-name="P1"><text:span text:style-name="T21"><text:tab/><text:tab/>rs = pst.executeQuery();</text:span></text:p>
      <text:p text:style-name="P1"><text:span text:style-name="T21"><text:tab/><text:tab/>sql1 = "call net_pay(?,?)";</text:span></text:p>
      <text:p text:style-name="P1"><text:span text:style-name="T21"><text:tab/><text:tab/>pst1 = con.prepareStatement(sql1);</text:span></text:p>
      <text:p text:style-name="P1"><text:span text:style-name="T21"><text:tab/><text:tab/>pst1.setString(1,f1);</text:span></text:p>
      <text:p text:style-name="P1"><text:span text:style-name="T21"><text:tab/><text:tab/>pst1.setString(2,f6);</text:span></text:p>
      <text:p text:style-name="P1"><text:span text:style-name="T21"><text:tab/><text:tab/>pst1.executeQuery(); </text:span></text:p>
      <text:p text:style-name="P1"><text:span text:style-name="T21"><text:s text:c="18"/>if(rs.next()){</text:span></text:p>
      <text:p text:style-name="P1"><text:span text:style-name="T21"><text:s text:c="20"/>JOptionPane.showMessageDialog(null,"INSERTION successful");</text:span></text:p>
      <text:p text:style-name="P1"><text:span text:style-name="T21"><text:s text:c="20"/>new Emp_interface().setVisible(true);</text:span></text:p>
      <text:p text:style-name="P1"><text:span text:style-name="T21"><text:s text:c="20"/>setVisible(false);</text:span></text:p>
      <text:p text:style-name="P1"><text:span text:style-name="T21"><text:s text:c="16"/>}</text:span></text:p>
      <text:p text:style-name="P1"><text:span text:style-name="T21"><text:s text:c="16"/>else{</text:span></text:p>
      <text:p text:style-name="P1"><text:span text:style-name="T21"><text:s text:c="20"/>JOptionPane.showMessageDialog(null,"INSERTION failed");</text:span></text:p>
      <text:p text:style-name="P1"><text:span text:style-name="T21"><text:s text:c="20"/>new Emp_interface().setVisible(true);</text:span></text:p>
      <text:p text:style-name="P1"><text:span text:style-name="T21"><text:s text:c="20"/>setVisible(false);</text:span></text:p>
      <text:p text:style-name="P1"><text:span text:style-name="T21"><text:s text:c="16"/>}</text:span></text:p>
      <text:p text:style-name="P1"><text:span text:style-name="T21"><text:s text:c="12"/>}catch(SQLException e){</text:span></text:p>
      <text:p text:style-name="P1"><text:span text:style-name="T21"><text:s text:c="16"/>System.out.println(e);</text:span></text:p>
      <text:p text:style-name="P1"><text:span text:style-name="T21"><text:s text:c="16"/>JOptionPane.showMessageDialog(null,"INSERTION failed");</text:span></text:p>
      <text:p text:style-name="P1"><text:span text:style-name="T21"><text:s text:c="16"/>new Emp_interface().setVisible(true);</text:span></text:p>
      <text:p text:style-name="P1"><text:span text:style-name="T21"><text:s text:c="16"/>setVisible(false);</text:span></text:p>
      <text:p text:style-name="P1"><text:span text:style-name="T21"><text:s text:c="12"/>}</text:span></text:p>
      <text:p text:style-name="P1"><text:span text:style-name="T21"><text:s text:c="8"/>}</text:span></text:p>
      <text:p text:style-name="P1"><text:span text:style-name="T21"><text:s text:c="4"/>}<text:s text:c="40"/></text:span></text:p>
      <text:p text:style-name="P1"><text:span text:style-name="T21"><text:s text:c="4"/>private void eidKeyReleased(java.awt.event.KeyEvent evt) {<text:s text:c="32"/></text:span></text:p>
      <text:p text:style-name="P1"><text:span text:style-name="T21"><text:s text:c="8"/>eidm.setText("");</text:span></text:p>
      <text:p text:style-name="P1"><text:span text:style-name="T21"><text:s text:c="4"/>}<text:s text:c="31"/></text:span></text:p>
      <text:p text:style-name="P1"><text:span text:style-name="T21"><text:s text:c="4"/>private void jRadioButton1ActionPerformed(java.awt.event.ActionEvent evt) {<text:s text:c="46"/></text:span></text:p>
      <text:p text:style-name="P1"><text:span text:style-name="T21"><text:s text:c="8"/>f4="female";</text:span></text:p>
      <text:p text:style-name="P1"><text:span text:style-name="T21"><text:s text:c="4"/>}<text:s text:c="45"/></text:span></text:p>
      <text:p text:style-name="P1"><text:span text:style-name="T21"><text:s text:c="4"/>private void basicKeyReleased(java.awt.event.KeyEvent evt) {<text:s text:c="34"/></text:span></text:p>
      <text:p text:style-name="P1"><text:span text:style-name="T21"><text:s text:c="8"/>basicm.setText("");</text:span></text:p>
      <text:p text:style-name="P1"><text:span text:style-name="T21"><text:s text:c="4"/>}<text:s text:c="33"/></text:span></text:p>
      <text:p text:style-name="P1"><text:span text:style-name="T21"><text:s text:c="4"/>private void jRadioButton3ActionPerformed(java.awt.event.ActionEvent evt) {<text:s text:c="46"/></text:span></text:p>
      <text:p text:style-name="P1"><text:span text:style-name="T21"><text:s text:c="8"/>f4="male";</text:span></text:p>
      <text:p text:style-name="P1"><text:span text:style-name="T21"><text:s text:c="4"/>}<text:s text:c="45"/></text:span></text:p>
      <text:p text:style-name="P1"><text:span text:style-name="T21"><text:s text:c="4"/>private void jRadioButton2ActionPerformed(java.awt.event.ActionEvent evt) {<text:s text:c="46"/></text:span></text:p>
      <text:p text:style-name="P1"><text:span text:style-name="T21"><text:s text:c="8"/>f4="others";</text:span></text:p>
      <text:p text:style-name="P1"><text:span text:style-name="T21"><text:s text:c="4"/>}<text:s text:c="45"/></text:span></text:p>
      <text:p text:style-name="P1"><text:span text:style-name="T21"/></text:p>
      <text:p text:style-name="P1"><text:span text:style-name="T21"><text:s text:c="4"/>public static void main(String args[]) {</text:span></text:p>
      <text:p text:style-name="P1"><text:span text:style-name="T21"><text:s text:c="8"/></text:span></text:p>
      <text:p text:style-name="P1"><text:span text:style-name="T21"><text:tab/>// default try_catch code</text:span></text:p>
      <text:p text:style-name="P1"><text:span text:style-name="T21"/></text:p>
      <text:p text:style-name="P1"><text:span text:style-name="T21"><text:s text:c="8"/>java.awt.EventQueue.invokeLater(() -&gt; {</text:span></text:p>
      <text:p text:style-name="P1"><text:span text:style-name="T21"><text:s text:c="12"/>new Emp_insert().setVisible(true);</text:span></text:p>
      <text:p text:style-name="P1"><text:span text:style-name="T21"><text:s text:c="8"/>});</text:span></text:p>
      <text:p text:style-name="P1"><text:span text:style-name="T21"><text:s text:c="4"/>}<text:s text:c="18"/></text:span></text:p>
      <text:p text:style-name="P1"><text:span text:style-name="T21">}</text:span></text:p>
      <text:p text:style-name="P1"><text:span text:style-name="T22">4.UPDATE</text:span></text:p>
      <text:p text:style-name="P1"><text:span text:style-name="T22"/></text:p>
      <text:p text:style-name="P1"><text:span text:style-name="T23">package Employee_payroll;</text:span></text:p>
      <text:p text:style-name="P1"><text:span text:style-name="T23"/></text:p>
      <text:p text:style-name="P1"><text:span text:style-name="T23">import java.sql.Connection;</text:span></text:p>
      <text:p text:style-name="P1"><text:span text:style-name="T23">import java.sql.PreparedStatement;</text:span></text:p>
      <text:p text:style-name="P1"><text:span text:style-name="T23">import java.sql.ResultSet;</text:span></text:p>
      <text:p text:style-name="P1"><text:span text:style-name="T23">import java.sql.SQLException;</text:span></text:p>
      <text:p text:style-name="P1"><text:span text:style-name="T23">import java.util.regex.Pattern;</text:span></text:p>
      <text:p text:style-name="P1"><text:span text:style-name="T23">import javax.swing.JOptionPane;</text:span></text:p>
      <text:p text:style-name="P1"><text:span text:style-name="T23"/></text:p>
      <text:p text:style-name="P1"><text:span text:style-name="T23">public class Emp_update extends javax.swing.JFrame {</text:span></text:p>
      <text:p text:style-name="P1"><text:span text:style-name="T23"><text:s text:c="4"/>String f4;</text:span></text:p>
      <text:p text:style-name="P1"><text:span text:style-name="T23"><text:s text:c="4"/>public Emp_update() {</text:span></text:p>
      <text:p text:style-name="P1"><text:span text:style-name="T23"><text:s text:c="8"/>initComponents();</text:span></text:p>
      <text:p text:style-name="P1"><text:span text:style-name="T23"><text:s text:c="4"/>}</text:span></text:p>
      <text:p text:style-name="P1"><text:span text:style-name="T23"/></text:p>
      <text:p text:style-name="P1"><text:span text:style-name="T23"><text:s text:c="4"/>@SuppressWarnings("unchecked")</text:span></text:p>
      <text:p text:style-name="P1"><text:span text:style-name="T23"><text:s text:c="4"/>// &lt;editor-fold defaultstate="collapsed" desc="Generated Code"&gt;</text:span></text:p>
      <text:p text:style-name="P1"><text:span text:style-name="T23"><text:s text:c="4"/>// INIT COMPONENTS CODE<text:s text:c="77"/></text:span></text:p>
      <text:p text:style-name="P1"><text:span text:style-name="T23"/></text:p>
      <text:p text:style-name="P1"><text:span text:style-name="T23"><text:s text:c="4"/>private void basic1KeyReleased(java.awt.event.KeyEvent evt) {<text:s text:c="35"/></text:span></text:p>
      <text:p text:style-name="P1"><text:span text:style-name="T23"><text:s text:c="8"/>basicm1.setText("");</text:span></text:p>
      <text:p text:style-name="P1"><text:span text:style-name="T23"><text:s text:c="4"/>}<text:s text:c="34"/></text:span></text:p>
      <text:p text:style-name="P1"><text:span text:style-name="T23"><text:s text:c="4"/>private void eid1KeyReleased(java.awt.event.KeyEvent evt) {<text:s text:c="33"/></text:span></text:p>
      <text:p text:style-name="P1"><text:span text:style-name="T23"><text:s text:c="8"/>eidm1.setText("");</text:span></text:p>
      <text:p text:style-name="P1"><text:span text:style-name="T23"><text:s text:c="4"/>}<text:s text:c="32"/></text:span></text:p>
      <text:p text:style-name="P1"><text:span text:style-name="T23"><text:s text:c="4"/>private void jButton1ActionPerformed(java.awt.event.ActionEvent evt) {<text:s text:c="41"/></text:span></text:p>
      <text:p text:style-name="P1"><text:span text:style-name="T23"><text:s text:c="8"/>Connection con=Emp_payroll.JavaConnectDb();</text:span></text:p>
      <text:p text:style-name="P1"><text:span text:style-name="T23"><text:s text:c="8"/>String sql,sql1,f1,f2,f3,f5,f6;</text:span></text:p>
      <text:p text:style-name="P1"><text:span text:style-name="T23"><text:s text:c="8"/>PreparedStatement pst,pst1;</text:span></text:p>
      <text:p text:style-name="P1"><text:span text:style-name="T23"><text:s text:c="8"/>ResultSet rs;</text:span></text:p>
      <text:p text:style-name="P1"><text:span text:style-name="T23"><text:s text:c="8"/>if(eid1.getText().trim().isEmpty()){</text:span></text:p>
      <text:p text:style-name="P1"><text:span text:style-name="T23"><text:s text:c="12"/>eidm1.setText("E_ID is mandatory");</text:span></text:p>
      <text:p text:style-name="P1"><text:span text:style-name="T23"><text:s text:c="8"/>}</text:span></text:p>
      <text:p text:style-name="P1"><text:span text:style-name="T23"><text:s text:c="8"/>else if(!basic1.getText().equals("")){</text:span></text:p>
      <text:p text:style-name="P1"><text:span text:style-name="T23"><text:s text:c="12"/>if(!Pattern.matches("^[0-9/.]+$",basic1.getText())){</text:span></text:p>
      <text:p text:style-name="P1"><text:span text:style-name="T23"><text:s text:c="16"/>basicm1.setText("INVALID FORMAT");</text:span></text:p>
      <text:p text:style-name="P1"><text:span text:style-name="T23"><text:s text:c="12"/>}</text:span></text:p>
      <text:p text:style-name="P1"><text:span text:style-name="T23"><text:s text:c="12"/>else{</text:span></text:p>
      <text:p text:style-name="P1"><text:span text:style-name="T23"><text:s text:c="16"/>f1=eid1.getText();</text:span></text:p>
      <text:p text:style-name="P1"><text:span text:style-name="T23"><text:s text:c="16"/>f2=ename1.getText();</text:span></text:p>
      <text:p text:style-name="P1"><text:span text:style-name="T23"><text:s text:c="16"/>f3=dob1.getText();</text:span></text:p>
      <text:p text:style-name="P1"><text:span text:style-name="T23"><text:s text:c="16"/>f5=des1.getText();</text:span></text:p>
      <text:p text:style-name="P1"><text:span text:style-name="T23"><text:s text:c="16"/>f6=basic1.getText();</text:span></text:p>
      <text:p text:style-name="P1"><text:span text:style-name="T23"><text:s text:c="16"/>try{</text:span></text:p>
      <text:p text:style-name="P1"><text:span text:style-name="T23"><text:s text:c="20"/>sql = "update emp set ename=?,dob=?,sex=?,desig=?,basic=? where eid=?";</text:span></text:p>
      <text:p text:style-name="P1"><text:span text:style-name="T23"><text:s text:c="20"/>pst = con.prepareStatement(sql);</text:span></text:p>
      <text:p text:style-name="P1"><text:span text:style-name="T23"><text:s text:c="20"/>pst.setString(1,f2);</text:span></text:p>
      <text:p text:style-name="P1"><text:span text:style-name="T23"><text:s text:c="20"/>pst.setString(2,f3);</text:span></text:p>
      <text:p text:style-name="P1"><text:span text:style-name="T23"><text:s text:c="20"/>pst.setString(3,f4);</text:span></text:p>
      <text:p text:style-name="P1"><text:span text:style-name="T23"><text:s text:c="20"/>pst.setString(4,f5);</text:span></text:p>
      <text:p text:style-name="P1"><text:span text:style-name="T23"><text:s text:c="20"/>pst.setString(5,f6);</text:span></text:p>
      <text:p text:style-name="P1"><text:span text:style-name="T23"><text:s text:c="20"/>pst.setString(6,f1);</text:span></text:p>
      <text:p text:style-name="P1"><text:span text:style-name="T23"><text:s text:c="20"/>rs = pst.executeQuery();</text:span></text:p>
      <text:p text:style-name="P1"><text:span text:style-name="T23"><text:s text:c="20"/>sql1 = "call net_pay(?,?)";</text:span></text:p>
      <text:p text:style-name="P1"><text:span text:style-name="T23"><text:s text:c="20"/>pst1 = con.prepareStatement(sql1);</text:span></text:p>
      <text:p text:style-name="P1"><text:span text:style-name="T23"><text:s text:c="20"/>pst1.setString(1,f1);</text:span></text:p>
      <text:p text:style-name="P1"><text:span text:style-name="T23"><text:s text:c="20"/>pst1.setString(2,f6);</text:span></text:p>
      <text:p text:style-name="P1"><text:span text:style-name="T23"><text:s text:c="20"/>pst1.executeQuery();</text:span></text:p>
      <text:p text:style-name="P1"><text:span text:style-name="T23"><text:s text:c="20"/>if(rs.next()){</text:span></text:p>
      <text:p text:style-name="P1"><text:span text:style-name="T23"><text:s text:c="24"/>JOptionPane.showMessageDialog(null,"UPDATE successful");</text:span></text:p>
      <text:p text:style-name="P1"><text:span text:style-name="T23"><text:s text:c="24"/>new Emp_interface().setVisible(true);</text:span></text:p>
      <text:p text:style-name="P1"><text:span text:style-name="T23"><text:s text:c="24"/>setVisible(false);</text:span></text:p>
      <text:p text:style-name="P1"><text:span text:style-name="T23"><text:s text:c="20"/>}</text:span></text:p>
      <text:p text:style-name="P1"><text:span text:style-name="T23"><text:s text:c="20"/>else{</text:span></text:p>
      <text:p text:style-name="P1"><text:span text:style-name="T23"><text:s text:c="24"/>JOptionPane.showMessageDialog(null,"UPDATE failed");</text:span></text:p>
      <text:p text:style-name="P1"><text:span text:style-name="T23"><text:s text:c="24"/>new Emp_interface().setVisible(true);</text:span></text:p>
      <text:p text:style-name="P1"><text:span text:style-name="T23"><text:s text:c="24"/>setVisible(false);</text:span></text:p>
      <text:p text:style-name="P1"><text:span text:style-name="T23"><text:s text:c="20"/>}</text:span></text:p>
      <text:p text:style-name="P1"><text:span text:style-name="T23"><text:s text:c="16"/>}catch(SQLException e){</text:span></text:p>
      <text:p text:style-name="P1"><text:span text:style-name="T23"><text:s text:c="20"/>System.out.println(e);</text:span></text:p>
      <text:p text:style-name="P1"><text:span text:style-name="T23"><text:s text:c="20"/>JOptionPane.showMessageDialog(null,"UPDATE failed");</text:span></text:p>
      <text:p text:style-name="P1"><text:span text:style-name="T23"><text:s text:c="20"/>new Emp_interface().setVisible(true);</text:span></text:p>
      <text:p text:style-name="P1"><text:span text:style-name="T23"><text:s text:c="20"/>setVisible(false);</text:span></text:p>
      <text:p text:style-name="P1"><text:span text:style-name="T23"><text:s text:c="16"/>}</text:span></text:p>
      <text:p text:style-name="P1"><text:span text:style-name="T23"><text:s text:c="12"/>}</text:span></text:p>
      <text:p text:style-name="P1"><text:span text:style-name="T23"><text:s text:c="8"/>}</text:span></text:p>
      <text:p text:style-name="P1"><text:span text:style-name="T23"><text:s text:c="8"/>else{</text:span></text:p>
      <text:p text:style-name="P1"><text:span text:style-name="T23"><text:s text:c="12"/>f1=eid1.getText();</text:span></text:p>
      <text:p text:style-name="P1"><text:span text:style-name="T23"><text:s text:c="12"/>f2=ename1.getText();</text:span></text:p>
      <text:p text:style-name="P1"><text:span text:style-name="T23"><text:s text:c="12"/>f3=dob1.getText();</text:span></text:p>
      <text:p text:style-name="P1"><text:span text:style-name="T23"><text:s text:c="12"/>f5=des1.getText();</text:span></text:p>
      <text:p text:style-name="P1"><text:span text:style-name="T23"><text:s text:c="12"/>f6="0";</text:span></text:p>
      <text:p text:style-name="P1"><text:span text:style-name="T23"><text:s text:c="12"/>try{</text:span></text:p>
      <text:p text:style-name="P1"><text:span text:style-name="T23"><text:s text:c="16"/>sql = "update emp set (ename=?,dob=?,sex=?,desig=?,basic=?) where (eid=?)";</text:span></text:p>
      <text:p text:style-name="P1"><text:span text:style-name="T23"><text:s text:c="16"/>pst = con.prepareStatement(sql);</text:span></text:p>
      <text:p text:style-name="P1"><text:span text:style-name="T23"><text:s text:c="16"/>pst.setString(1,f2);</text:span></text:p>
      <text:p text:style-name="P1"><text:span text:style-name="T23"><text:s text:c="16"/>pst.setString(2,f3);</text:span></text:p>
      <text:p text:style-name="P1"><text:span text:style-name="T23"><text:s text:c="16"/>pst.setString(3,f4);</text:span></text:p>
      <text:p text:style-name="P1"><text:span text:style-name="T23"><text:s text:c="16"/>pst.setString(4,f5);</text:span></text:p>
      <text:p text:style-name="P1"><text:span text:style-name="T23"><text:s text:c="16"/>pst.setString(5,f6);</text:span></text:p>
      <text:p text:style-name="P1"><text:span text:style-name="T23"><text:s text:c="16"/>pst.setString(6,f1);</text:span></text:p>
      <text:p text:style-name="P1"><text:span text:style-name="T23"><text:s text:c="16"/>rs = pst.executeQuery();</text:span></text:p>
      <text:p text:style-name="P1"><text:span text:style-name="T23"><text:s text:c="16"/>sql1 = "call net_pay(?,?)";</text:span></text:p>
      <text:p text:style-name="P1"><text:span text:style-name="T23"><text:s text:c="16"/>pst1 = con.prepareStatement(sql1);</text:span></text:p>
      <text:p text:style-name="P1"><text:span text:style-name="T23"><text:s text:c="16"/>pst1.setString(1,f1);</text:span></text:p>
      <text:p text:style-name="P1"><text:span text:style-name="T23"><text:s text:c="16"/>pst1.setString(2,f6);</text:span></text:p>
      <text:p text:style-name="P1"><text:span text:style-name="T23"><text:s text:c="16"/>pst1.executeQuery();</text:span></text:p>
      <text:p text:style-name="P1"><text:span text:style-name="T23"><text:s text:c="16"/>if(rs.next()){</text:span></text:p>
      <text:p text:style-name="P1"><text:span text:style-name="T23"><text:s text:c="20"/>JOptionPane.showMessageDialog(null,"UPDATE successful");</text:span></text:p>
      <text:p text:style-name="P1"><text:span text:style-name="T23"><text:s text:c="20"/>new Emp_interface().setVisible(true);</text:span></text:p>
      <text:p text:style-name="P1"><text:span text:style-name="T23"><text:s text:c="20"/>setVisible(false);</text:span></text:p>
      <text:p text:style-name="P1"><text:span text:style-name="T23"><text:s text:c="16"/>}</text:span></text:p>
      <text:p text:style-name="P1"><text:span text:style-name="T23"><text:s text:c="16"/>else{</text:span></text:p>
      <text:p text:style-name="P1"><text:span text:style-name="T23"><text:s text:c="20"/>JOptionPane.showMessageDialog(null,"UPDATE failed");</text:span></text:p>
      <text:p text:style-name="P1"><text:span text:style-name="T23"><text:s text:c="20"/>new Emp_interface().setVisible(true);</text:span></text:p>
      <text:p text:style-name="P1"><text:span text:style-name="T23"><text:s text:c="20"/>setVisible(false);</text:span></text:p>
      <text:p text:style-name="P1"><text:span text:style-name="T23"><text:s text:c="16"/>}</text:span></text:p>
      <text:p text:style-name="P1"><text:span text:style-name="T23"><text:s text:c="12"/>}catch(SQLException e){</text:span></text:p>
      <text:p text:style-name="P1"><text:span text:style-name="T23"><text:s text:c="16"/>System.out.println(e);</text:span></text:p>
      <text:p text:style-name="P1"><text:span text:style-name="T23"><text:s text:c="16"/>JOptionPane.showMessageDialog(null,"UPDATE failed");</text:span></text:p>
      <text:p text:style-name="P1"><text:span text:style-name="T23"><text:s text:c="16"/>new Emp_interface().setVisible(true);</text:span></text:p>
      <text:p text:style-name="P1"><text:span text:style-name="T23"><text:s text:c="16"/>setVisible(false);</text:span></text:p>
      <text:p text:style-name="P1"><text:span text:style-name="T23"><text:s text:c="12"/>}</text:span></text:p>
      <text:p text:style-name="P1"><text:span text:style-name="T23"><text:s text:c="8"/>}</text:span></text:p>
      <text:p text:style-name="P1"><text:span text:style-name="T23"><text:s text:c="4"/>}<text:s text:c="40"/></text:span></text:p>
      <text:p text:style-name="P1"><text:span text:style-name="T23"><text:s text:c="4"/>private void jRadioButton4ActionPerformed(java.awt.event.ActionEvent evt) {<text:s text:c="46"/></text:span></text:p>
      <text:p text:style-name="P1"><text:span text:style-name="T23"><text:s text:c="8"/>f4="female";</text:span></text:p>
      <text:p text:style-name="P1"><text:span text:style-name="T23"><text:s text:c="4"/>}<text:s text:c="45"/></text:span></text:p>
      <text:p text:style-name="P1"><text:span text:style-name="T23"><text:s text:c="4"/>private void jRadioButton5ActionPerformed(java.awt.event.ActionEvent evt) {<text:s text:c="46"/></text:span></text:p>
      <text:p text:style-name="P1"><text:span text:style-name="T23"><text:s text:c="8"/>f4="others";</text:span></text:p>
      <text:p text:style-name="P1"><text:span text:style-name="T23"><text:s text:c="4"/>}<text:s text:c="45"/></text:span></text:p>
      <text:p text:style-name="P1"><text:span text:style-name="T23"><text:s text:c="4"/>private void jRadioButton6ActionPerformed(java.awt.event.ActionEvent evt) {<text:s text:c="46"/></text:span></text:p>
      <text:p text:style-name="P1"><text:span text:style-name="T23"><text:s text:c="8"/>f4="male";</text:span></text:p>
      <text:p text:style-name="P1"><text:span text:style-name="T23"><text:s text:c="4"/>}<text:s text:c="45"/></text:span></text:p>
      <text:p text:style-name="P1"><text:span text:style-name="T23"/></text:p>
      <text:p text:style-name="P1"><text:span text:style-name="T23"><text:s text:c="4"/>public static void main(String args[]) {</text:span></text:p>
      <text:p text:style-name="P1"><text:span text:style-name="T23"><text:s text:c="8"/></text:span></text:p>
      <text:p text:style-name="P1"><text:span text:style-name="T23"><text:tab/>// default try_ catch code</text:span></text:p>
      <text:p text:style-name="P1"><text:span text:style-name="T23"/></text:p>
      <text:p text:style-name="P1"><text:span text:style-name="T23"><text:s text:c="8"/>java.awt.EventQueue.invokeLater(() -&gt; {</text:span></text:p>
      <text:p text:style-name="P1"><text:span text:style-name="T23"><text:s text:c="12"/>new Emp_update().setVisible(true);</text:span></text:p>
      <text:p text:style-name="P1"><text:span text:style-name="T23"><text:s text:c="8"/>});</text:span></text:p>
      <text:p text:style-name="P1"><text:span text:style-name="T23"><text:s text:c="4"/>}<text:s text:c="18"/></text:span></text:p>
      <text:p text:style-name="P1"><text:span text:style-name="T23">}</text:span></text:p>
      <text:p text:style-name="P1"><text:span text:style-name="T24">5.SEARCH</text:span></text:p>
      <text:p text:style-name="P1"><text:span text:style-name="T24"/></text:p>
      <text:p text:style-name="P1"><text:span text:style-name="T25">package Employee_payroll;</text:span></text:p>
      <text:p text:style-name="P1"><text:span text:style-name="T25"/></text:p>
      <text:p text:style-name="P1"><text:span text:style-name="T25">import java.sql.Connection;</text:span></text:p>
      <text:p text:style-name="P1"><text:span text:style-name="T25">import java.sql.PreparedStatement;</text:span></text:p>
      <text:p text:style-name="P1"><text:span text:style-name="T25">import java.sql.ResultSet;</text:span></text:p>
      <text:p text:style-name="P1"><text:span text:style-name="T25">import java.sql.SQLException;</text:span></text:p>
      <text:p text:style-name="P1"><text:span text:style-name="T25">import javax.swing.JOptionPane;</text:span></text:p>
      <text:p text:style-name="P1"><text:span text:style-name="T25"/></text:p>
      <text:p text:style-name="P1"><text:span text:style-name="T25">public class Emp_search extends javax.swing.JFrame {</text:span></text:p>
      <text:p text:style-name="P1"><text:span text:style-name="T25"><text:s text:c="4"/>static String a,b,c,d,e;</text:span></text:p>
      <text:p text:style-name="P1"><text:span text:style-name="T25"><text:s text:c="4"/>static float f,g,h,i,j,k,l,m;</text:span></text:p>
      <text:p text:style-name="P1"><text:span text:style-name="T25"><text:s text:c="4"/>public Emp_search() {</text:span></text:p>
      <text:p text:style-name="P1"><text:span text:style-name="T25"><text:s text:c="8"/>initComponents();</text:span></text:p>
      <text:p text:style-name="P1"><text:span text:style-name="T25"><text:s text:c="4"/>}</text:span></text:p>
      <text:p text:style-name="P1"><text:span text:style-name="T25"/></text:p>
      <text:p text:style-name="P1"><text:span text:style-name="T25"><text:s text:c="4"/>@SuppressWarnings("unchecked")</text:span></text:p>
      <text:p text:style-name="P1"><text:span text:style-name="T25"><text:s text:c="4"/>// &lt;editor-fold defaultstate="collapsed" desc="Generated Code"&gt;<text:s text:c="26"/></text:span></text:p>
      <text:p text:style-name="P1"><text:span text:style-name="T25"><text:s text:c="4"/>// INIT COMPONENTS CODE<text:s text:c="74"/></text:span></text:p>
      <text:p text:style-name="P1"><text:span text:style-name="T25"><text:s text:c="23"/></text:span></text:p>
      <text:p text:style-name="P1"><text:span text:style-name="T25"><text:s text:c="4"/>private void jButton1ActionPerformed(java.awt.event.ActionEvent evt) {<text:s text:c="41"/></text:span></text:p>
      <text:p text:style-name="P1"><text:span text:style-name="T25"><text:s text:c="8"/>Connection con=Emp_payroll.JavaConnectDb();</text:span></text:p>
      <text:p text:style-name="P1"><text:span text:style-name="T25"><text:s text:c="8"/>if(eid.getText().trim().isEmpty()){</text:span></text:p>
      <text:p text:style-name="P1"><text:span text:style-name="T25"><text:s text:c="12"/>eidm.setText("E_ID is mandatory");</text:span></text:p>
      <text:p text:style-name="P1"><text:span text:style-name="T25"><text:s text:c="8"/>}</text:span></text:p>
      <text:p text:style-name="P1"><text:span text:style-name="T25"><text:s text:c="8"/>else{</text:span></text:p>
      <text:p text:style-name="P1"><text:span text:style-name="T25"><text:s text:c="12"/>try{</text:span></text:p>
      <text:p text:style-name="P1"><text:span text:style-name="T25"><text:s text:c="16"/>String sql = "select * from emp where eid=?";</text:span></text:p>
      <text:p text:style-name="P1"><text:span text:style-name="T25"><text:s text:c="16"/>PreparedStatement pst = con.prepareStatement(sql);</text:span></text:p>
      <text:p text:style-name="P1"><text:span text:style-name="T25"><text:s text:c="16"/>pst.setString(1,eid.getText());</text:span></text:p>
      <text:p text:style-name="P1"><text:span text:style-name="T25"><text:s text:c="16"/>ResultSet rs = pst.executeQuery();</text:span></text:p>
      <text:p text:style-name="P1"><text:span text:style-name="T25"><text:s text:c="16"/>if(rs.next()){</text:span></text:p>
      <text:p text:style-name="P1"><text:span text:style-name="T25"><text:s text:c="20"/>a=rs.getString("eid");</text:span></text:p>
      <text:p text:style-name="P1"><text:span text:style-name="T25"><text:s text:c="20"/>b=rs.getString("ename");</text:span></text:p>
      <text:p text:style-name="P1"><text:span text:style-name="T25"><text:s text:c="20"/>c=rs.getString("dob");</text:span></text:p>
      <text:p text:style-name="P1"><text:span text:style-name="T25"><text:s text:c="20"/>d=rs.getString("sex");</text:span></text:p>
      <text:p text:style-name="P1"><text:span text:style-name="T25"><text:s text:c="20"/>e=rs.getString("desig");</text:span></text:p>
      <text:p text:style-name="P1"><text:span text:style-name="T25"><text:s text:c="20"/>f=rs.getFloat("basic");</text:span></text:p>
      <text:p text:style-name="P1"><text:span text:style-name="T25"><text:s text:c="20"/>g=rs.getFloat("da");</text:span></text:p>
      <text:p text:style-name="P1"><text:span text:style-name="T25"><text:s text:c="20"/>h=rs.getFloat("hra");</text:span></text:p>
      <text:p text:style-name="P1"><text:span text:style-name="T25"><text:s text:c="20"/>i=rs.getFloat("pf");</text:span></text:p>
      <text:p text:style-name="P1"><text:span text:style-name="T25"><text:s text:c="20"/>j=rs.getFloat("mc");</text:span></text:p>
      <text:p text:style-name="P1"><text:span text:style-name="T25"><text:s text:c="20"/>k=rs.getFloat("gross");</text:span></text:p>
      <text:p text:style-name="P1"><text:span text:style-name="T25"><text:s text:c="20"/>l=rs.getFloat("tot_ded");</text:span></text:p>
      <text:p text:style-name="P1"><text:span text:style-name="T25"><text:s text:c="20"/>m=rs.getFloat("net_pay");</text:span></text:p>
      <text:p text:style-name="P1"><text:span text:style-name="T25"><text:s text:c="20"/>new Emp_search_result().setVisible(true);</text:span></text:p>
      <text:p text:style-name="P1"><text:span text:style-name="T25"><text:s text:c="20"/>setVisible(false);</text:span></text:p>
      <text:p text:style-name="P1"><text:span text:style-name="T25"><text:s text:c="16"/>}</text:span></text:p>
      <text:p text:style-name="P1"><text:span text:style-name="T25"><text:s text:c="16"/>else{</text:span></text:p>
      <text:p text:style-name="P1"><text:span text:style-name="T25"><text:s text:c="20"/>JOptionPane.showMessageDialog(null,"SEARCH result not found");</text:span></text:p>
      <text:p text:style-name="P1"><text:span text:style-name="T25"><text:s text:c="20"/>new Emp_interface().setVisible(true);</text:span></text:p>
      <text:p text:style-name="P1"><text:span text:style-name="T25"><text:s text:c="20"/>setVisible(false);</text:span></text:p>
      <text:p text:style-name="P1"><text:span text:style-name="T25"><text:s text:c="16"/>}</text:span></text:p>
      <text:p text:style-name="P1"><text:span text:style-name="T25"><text:s text:c="12"/>}catch(SQLException e1){</text:span></text:p>
      <text:p text:style-name="P1"><text:span text:style-name="T25"><text:s text:c="16"/>System.out.println(e1);</text:span></text:p>
      <text:p text:style-name="P1"><text:span text:style-name="T25"><text:s text:c="16"/>JOptionPane.showMessageDialog(null,"SEARCH result not found");</text:span></text:p>
      <text:p text:style-name="P1"><text:span text:style-name="T25"><text:s text:c="16"/>new Emp_interface().setVisible(true);</text:span></text:p>
      <text:p text:style-name="P1"><text:span text:style-name="T25"><text:s text:c="16"/>setVisible(false);</text:span></text:p>
      <text:p text:style-name="P1"><text:span text:style-name="T25"><text:s text:c="12"/>}<text:s text:c="3"/></text:span></text:p>
      <text:p text:style-name="P1"><text:span text:style-name="T25"><text:s text:c="8"/>}</text:span></text:p>
      <text:p text:style-name="P1"><text:span text:style-name="T25"><text:s text:c="4"/>}<text:s text:c="40"/></text:span></text:p>
      <text:p text:style-name="P1"><text:span text:style-name="T25"/></text:p>
      <text:p text:style-name="P1"><text:span text:style-name="T25"><text:s text:c="4"/>public static void main(String args[]) {</text:span></text:p>
      <text:p text:style-name="P1"><text:span text:style-name="T25"/></text:p>
      <text:p text:style-name="P1"><text:span text:style-name="T25"><text:tab/>//default try_catch code</text:span></text:p>
      <text:p text:style-name="P1"><text:span text:style-name="T25"/></text:p>
      <text:p text:style-name="P1"><text:span text:style-name="T25"><text:s text:c="8"/>java.awt.EventQueue.invokeLater(new Runnable() {</text:span></text:p>
      <text:p text:style-name="P1"><text:span text:style-name="T25"><text:s text:c="12"/>public void run() {</text:span></text:p>
      <text:p text:style-name="P1"><text:span text:style-name="T25"><text:s text:c="16"/>new Emp_search().setVisible(true);</text:span></text:p>
      <text:p text:style-name="P1"><text:span text:style-name="T25"><text:s text:c="12"/>}</text:span></text:p>
      <text:p text:style-name="P1"><text:span text:style-name="T25"><text:s text:c="8"/>});</text:span></text:p>
      <text:p text:style-name="P1"><text:span text:style-name="T25"><text:s text:c="4"/>}<text:s text:c="18"/></text:span></text:p>
      <text:p text:style-name="P1"><text:span text:style-name="T25">}</text:span></text:p>
      <text:p text:style-name="P1"><text:span text:style-name="T26">6.SEARCH_RESULT</text:span></text:p>
      <text:p text:style-name="P1"><text:span text:style-name="T26"/></text:p>
      <text:p text:style-name="P1"><text:span text:style-name="T27">package Employee_payroll;</text:span></text:p>
      <text:p text:style-name="P1"><text:span text:style-name="T27"/></text:p>
      <text:p text:style-name="P1"><text:span text:style-name="T27">public class Emp_search_result extends javax.swing.JFrame {</text:span></text:p>
      <text:p text:style-name="P1"><text:span text:style-name="T27"/></text:p>
      <text:p text:style-name="P1"><text:span text:style-name="T27"><text:s text:c="4"/>public Emp_search_result(){</text:span></text:p>
      <text:p text:style-name="P1"><text:span text:style-name="T27"><text:s text:c="8"/>initComponents();</text:span></text:p>
      <text:p text:style-name="P1"><text:span text:style-name="T27"><text:s text:c="8"/>eid.setText(Emp_search.a);</text:span></text:p>
      <text:p text:style-name="P1"><text:span text:style-name="T27"><text:s text:c="8"/>ename.setText(Emp_search.b);</text:span></text:p>
      <text:p text:style-name="P1"><text:span text:style-name="T27"><text:s text:c="8"/>dob.setText(Emp_search.c);</text:span></text:p>
      <text:p text:style-name="P1"><text:span text:style-name="T27"><text:s text:c="8"/>sex.setText(Emp_search.d);</text:span></text:p>
      <text:p text:style-name="P1"><text:span text:style-name="T27"><text:s text:c="8"/>desig.setText(Emp_search.e);</text:span></text:p>
      <text:p text:style-name="P1"><text:span text:style-name="T27"><text:s text:c="8"/>bp.setText(String.valueOf(Emp_search.f));</text:span></text:p>
      <text:p text:style-name="P1"><text:span text:style-name="T27"><text:s text:c="8"/>da.setText(String.valueOf(Emp_search.g));</text:span></text:p>
      <text:p text:style-name="P1"><text:span text:style-name="T27"><text:s text:c="8"/>hra.setText(String.valueOf(Emp_search.h));</text:span></text:p>
      <text:p text:style-name="P1"><text:span text:style-name="T27"><text:s text:c="8"/>np.setText(String.valueOf(Emp_search.m));</text:span></text:p>
      <text:p text:style-name="P1"><text:span text:style-name="T27"><text:s text:c="8"/>gp.setText(String.valueOf(Emp_search.k));</text:span></text:p>
      <text:p text:style-name="P1"><text:span text:style-name="T27"><text:s text:c="8"/>td.setText(String.valueOf(Emp_search.l));</text:span></text:p>
      <text:p text:style-name="P1"><text:span text:style-name="T27"><text:s text:c="8"/>pf.setText(String.valueOf(Emp_search.i));</text:span></text:p>
      <text:p text:style-name="P1"><text:span text:style-name="T27"><text:s text:c="8"/>mc.setText(String.valueOf(Emp_search.j));</text:span></text:p>
      <text:p text:style-name="P1"><text:span text:style-name="T27"><text:s text:c="4"/>}</text:span></text:p>
      <text:p text:style-name="P1"><text:span text:style-name="T27"/></text:p>
      <text:p text:style-name="P1"><text:span text:style-name="T27"><text:s text:c="4"/>@SuppressWarnings("unchecked")</text:span></text:p>
      <text:p text:style-name="P1"><text:span text:style-name="T27"><text:s text:c="4"/>// &lt;editor-fold defaultstate="collapsed" desc="Generated Code"&gt;</text:span></text:p>
      <text:p text:style-name="P1"><text:span text:style-name="T27"><text:s text:c="4"/>// INIT COMPONENTS CODE<text:s text:c="74"/></text:span></text:p>
      <text:p text:style-name="P1"><text:span text:style-name="T27"/></text:p>
      <text:p text:style-name="P1"><text:span text:style-name="T27"><text:s text:c="4"/>private void jButton2ActionPerformed(java.awt.event.ActionEvent evt) {<text:s text:c="41"/></text:span></text:p>
      <text:p text:style-name="P1"><text:span text:style-name="T27"><text:s text:c="8"/>new Emp_mainmenu().setVisible(true);</text:span></text:p>
      <text:p text:style-name="P1"><text:span text:style-name="T27"><text:s text:c="8"/>setVisible(false);</text:span></text:p>
      <text:p text:style-name="P1"><text:span text:style-name="T27"><text:s text:c="4"/>}<text:s text:c="40"/></text:span></text:p>
      <text:p text:style-name="P1"><text:span text:style-name="T27"><text:s text:c="4"/>private void jButton1ActionPerformed(java.awt.event.ActionEvent evt) {<text:s text:c="41"/></text:span></text:p>
      <text:p text:style-name="P1"><text:span text:style-name="T27"><text:s text:c="8"/>System.exit(0);</text:span></text:p>
      <text:p text:style-name="P1"><text:span text:style-name="T27"><text:s text:c="4"/>}<text:s text:c="40"/></text:span></text:p>
      <text:p text:style-name="P1"><text:span text:style-name="T27"/></text:p>
      <text:p text:style-name="P1"><text:span text:style-name="T27"><text:s text:c="4"/>public static void main(String args[]) {</text:span></text:p>
      <text:p text:style-name="P1"><text:span text:style-name="T27"><text:s text:c="3"/></text:span></text:p>
      <text:p text:style-name="P1"><text:span text:style-name="T27"><text:tab/>// default try_catch code</text:span></text:p>
      <text:p text:style-name="P1"><text:span text:style-name="T27"/></text:p>
      <text:p text:style-name="P1"><text:span text:style-name="T27"><text:s text:c="8"/>java.awt.EventQueue.invokeLater(new Runnable() {</text:span></text:p>
      <text:p text:style-name="P1"><text:span text:style-name="T27"><text:s text:c="12"/>public void run() {</text:span></text:p>
      <text:p text:style-name="P1"><text:span text:style-name="T27"><text:s text:c="16"/>new Emp_search_result().setVisible(true);</text:span></text:p>
      <text:p text:style-name="P1"><text:span text:style-name="T27"><text:s text:c="12"/>}</text:span></text:p>
      <text:p text:style-name="P1"><text:span text:style-name="T27"><text:s text:c="8"/>});</text:span></text:p>
      <text:p text:style-name="P1"><text:span text:style-name="T27"><text:s text:c="4"/>}<text:s text:c="19"/></text:span></text:p>
      <text:p text:style-name="P1"><text:span text:style-name="T27">}</text:span><text:span text:style-name="T28"/></text:p>
      <text:p text:style-name="P1"><text:span text:style-name="T28">7.DELETE</text:span></text:p>
      <text:p text:style-name="P1"><text:span text:style-name="T28"/></text:p>
      <text:p text:style-name="P1"><text:span text:style-name="T29">package Employee_payroll;</text:span></text:p>
      <text:p text:style-name="P1"><text:span text:style-name="T29"/></text:p>
      <text:p text:style-name="P1"><text:span text:style-name="T29">import java.sql.Connection;</text:span></text:p>
      <text:p text:style-name="P1"><text:span text:style-name="T29">import java.sql.PreparedStatement;</text:span></text:p>
      <text:p text:style-name="P1"><text:span text:style-name="T29">import java.sql.ResultSet;</text:span></text:p>
      <text:p text:style-name="P1"><text:span text:style-name="T29">import java.sql.SQLException;</text:span></text:p>
      <text:p text:style-name="P1"><text:span text:style-name="T29">import javax.swing.JOptionPane;</text:span></text:p>
      <text:p text:style-name="P1"><text:span text:style-name="T29"/></text:p>
      <text:p text:style-name="P1"><text:span text:style-name="T29">public class Emp_delete extends javax.swing.JFrame {</text:span></text:p>
      <text:p text:style-name="P1"><text:span text:style-name="T29"/></text:p>
      <text:p text:style-name="P1"><text:span text:style-name="T29"><text:s text:c="4"/>public Emp_delete() {</text:span></text:p>
      <text:p text:style-name="P1"><text:span text:style-name="T29"><text:s text:c="8"/>initComponents();</text:span></text:p>
      <text:p text:style-name="P1"><text:span text:style-name="T29"><text:s text:c="4"/>}</text:span></text:p>
      <text:p text:style-name="P1"><text:span text:style-name="T29"/></text:p>
      <text:p text:style-name="P1"><text:span text:style-name="T29"><text:s text:c="4"/>@SuppressWarnings("unchecked")</text:span></text:p>
      <text:p text:style-name="P1"><text:span text:style-name="T29"><text:s text:c="4"/>// &lt;editor-fold defaultstate="collapsed" desc="Generated Code"&gt;<text:s text:c="26"/></text:span></text:p>
      <text:p text:style-name="P1"><text:span text:style-name="T29"><text:s text:c="4"/>// INIT COMPONENTS CODE<text:s text:c="54"/></text:span></text:p>
      <text:p text:style-name="P1"><text:span text:style-name="T29"/></text:p>
      <text:p text:style-name="P1"><text:span text:style-name="T29"><text:s text:c="4"/>private void jButton1ActionPerformed(java.awt.event.ActionEvent evt) {<text:s text:c="41"/></text:span></text:p>
      <text:p text:style-name="P1"><text:span text:style-name="T29"><text:s text:c="8"/>// TODO add your handling code here:</text:span></text:p>
      <text:p text:style-name="P1"><text:span text:style-name="T29"><text:s text:c="8"/>Connection con=Emp_payroll.JavaConnectDb();</text:span></text:p>
      <text:p text:style-name="P1"><text:span text:style-name="T29"><text:s text:c="8"/>if(eid.getText().trim().isEmpty()){</text:span></text:p>
      <text:p text:style-name="P1"><text:span text:style-name="T29"><text:s text:c="12"/>eidm.setText("E_ID is mandatory");</text:span></text:p>
      <text:p text:style-name="P1"><text:span text:style-name="T29"><text:s text:c="8"/>}</text:span></text:p>
      <text:p text:style-name="P1"><text:span text:style-name="T29"><text:s text:c="8"/>else{</text:span></text:p>
      <text:p text:style-name="P1"><text:span text:style-name="T29"><text:s text:c="12"/>try{</text:span></text:p>
      <text:p text:style-name="P1"><text:span text:style-name="T29"><text:s text:c="16"/>String sql = "delete from emp where eid=?";</text:span></text:p>
      <text:p text:style-name="P1"><text:span text:style-name="T29"><text:s text:c="16"/>PreparedStatement pst = con.prepareStatement(sql);</text:span></text:p>
      <text:p text:style-name="P1"><text:span text:style-name="T29"><text:s text:c="16"/>pst.setString(1,eid.getText());</text:span></text:p>
      <text:p text:style-name="P1"><text:span text:style-name="T29"><text:s text:c="16"/>ResultSet rs = pst.executeQuery();</text:span></text:p>
      <text:p text:style-name="P1"><text:span text:style-name="T29"><text:s text:c="16"/>if(rs.next()){</text:span></text:p>
      <text:p text:style-name="P1"><text:span text:style-name="T29"><text:s text:c="20"/>JOptionPane.showMessageDialog(null,"DELETED successfully");</text:span></text:p>
      <text:p text:style-name="P1"><text:span text:style-name="T29"><text:s text:c="20"/>new Emp_interface().setVisible(true);</text:span></text:p>
      <text:p text:style-name="P1"><text:span text:style-name="T29"><text:s text:c="20"/>setVisible(false);</text:span></text:p>
      <text:p text:style-name="P1"><text:span text:style-name="T29"><text:s text:c="16"/>}</text:span></text:p>
      <text:p text:style-name="P1"><text:span text:style-name="T29"><text:s text:c="16"/>else{</text:span></text:p>
      <text:p text:style-name="P1"><text:span text:style-name="T29"><text:s text:c="20"/>JOptionPane.showMessageDialog(null,"DELETION failed");</text:span></text:p>
      <text:p text:style-name="P1"><text:span text:style-name="T29"><text:s text:c="20"/>new Emp_interface().setVisible(true);</text:span></text:p>
      <text:p text:style-name="P1"><text:span text:style-name="T29"><text:s text:c="20"/>setVisible(false);</text:span></text:p>
      <text:p text:style-name="P1"><text:span text:style-name="T29"><text:s text:c="16"/>}</text:span></text:p>
      <text:p text:style-name="P1"><text:span text:style-name="T29"><text:s text:c="12"/>}catch(SQLException e){</text:span></text:p>
      <text:p text:style-name="P1"><text:span text:style-name="T29"><text:s text:c="16"/>System.out.println(e);</text:span></text:p>
      <text:p text:style-name="P1"><text:span text:style-name="T29"><text:s text:c="16"/>JOptionPane.showMessageDialog(null,"DELETION failed");</text:span></text:p>
      <text:p text:style-name="P1"><text:span text:style-name="T29"><text:s text:c="16"/>new Emp_interface().setVisible(true);</text:span></text:p>
      <text:p text:style-name="P1"><text:span text:style-name="T29"><text:s text:c="16"/>setVisible(false);</text:span></text:p>
      <text:p text:style-name="P1"><text:span text:style-name="T29"><text:s text:c="12"/>}<text:s text:c="3"/></text:span></text:p>
      <text:p text:style-name="P1"><text:span text:style-name="T29"><text:s text:c="8"/>}</text:span></text:p>
      <text:p text:style-name="P1"><text:span text:style-name="T29"><text:s text:c="4"/>}<text:s text:c="40"/></text:span></text:p>
      <text:p text:style-name="P1"><text:span text:style-name="T29"/></text:p>
      <text:p text:style-name="P1"><text:span text:style-name="T29"><text:s text:c="4"/>public static void main(String args[]) {</text:span></text:p>
      <text:p text:style-name="P1"><text:span text:style-name="T29"><text:s text:c="5"/></text:span></text:p>
      <text:p text:style-name="P1"><text:span text:style-name="T29"><text:tab/>// default try_catch code</text:span></text:p>
      <text:p text:style-name="P1"><text:span text:style-name="T29"/></text:p>
      <text:p text:style-name="P1"><text:span text:style-name="T29"><text:s text:c="8"/>java.awt.EventQueue.invokeLater(new Runnable() {</text:span></text:p>
      <text:p text:style-name="P1"><text:span text:style-name="T29"><text:s text:c="12"/>public void run() {</text:span></text:p>
      <text:p text:style-name="P1"><text:span text:style-name="T29"><text:s text:c="16"/>new Emp_delete().setVisible(true);</text:span></text:p>
      <text:p text:style-name="P1"><text:span text:style-name="T29"><text:s text:c="12"/>}</text:span></text:p>
      <text:p text:style-name="P1"><text:span text:style-name="T29"><text:s text:c="8"/>});</text:span></text:p>
      <text:p text:style-name="P1"><text:span text:style-name="T29"><text:s text:c="4"/>}</text:span></text:p>
      <text:p text:style-name="P1"><text:span text:style-name="T29">}</text:span></text:p>
      <text:p text:style-name="P1"><text:span text:style-name="T29"/></text:p>
      <text:p text:style-name="P1"><text:span text:style-name="T30">Database Code:</text:span></text:p>
      <text:p text:style-name="P1"><text:span text:style-name="T30"/></text:p>
      <text:p text:style-name="P1"><text:span text:style-name="T31">rem:Table creation (Employee table)</text:span><text:span text:style-name="T32"/></text:p>
      <text:p text:style-name="P1"><text:span text:style-name="T32">create table emp(eid varchar2(5) constraint e_pk primary key,</text:span></text:p>
      <text:p text:style-name="P1"><text:span text:style-name="T32"><text:tab/><text:tab/> ename char(20),</text:span></text:p>
      <text:p text:style-name="P1"><text:span text:style-name="T32"><text:tab/><text:tab/> dob date,</text:span></text:p>
      <text:p text:style-name="P1"><text:span text:style-name="T32"><text:tab/><text:tab/> sex char(10),</text:span></text:p>
      <text:p text:style-name="P1"><text:span text:style-name="T32"><text:tab/><text:tab/> desig char(50),</text:span></text:p>
      <text:p text:style-name="P1"><text:span text:style-name="T32"><text:tab/><text:tab/> basic number(15,5),</text:span></text:p>
      <text:p text:style-name="P1"><text:span text:style-name="T32"><text:tab/><text:tab/> da number(15,5),</text:span></text:p>
      <text:p text:style-name="P1"><text:span text:style-name="T32"><text:tab/><text:tab/> hra number(15,5),</text:span></text:p>
      <text:p text:style-name="P1"><text:span text:style-name="T32"><text:tab/><text:tab/> pf number(15,5),</text:span></text:p>
      <text:p text:style-name="P1"><text:span text:style-name="T32"><text:tab/><text:tab/> mc number(15,5),</text:span></text:p>
      <text:p text:style-name="P1"><text:span text:style-name="T32"><text:tab/><text:tab/> gross number(15,5),</text:span></text:p>
      <text:p text:style-name="P1"><text:span text:style-name="T32"><text:tab/><text:tab/> tot_ded number(15,5),</text:span></text:p>
      <text:p text:style-name="P1"><text:span text:style-name="T32"><text:tab/><text:tab/> net_pay number(15,5)</text:span></text:p>
      <text:p text:style-name="P1"><text:span text:style-name="T32"><text:tab/><text:tab/>);</text:span></text:p>
      <text:p text:style-name="P1"><text:span text:style-name="T32">rem:-----------------------------------------------------------------------------------------------------------------</text:span></text:p>
      <text:p text:style-name="P1"><text:span text:style-name="T33">rem:Procedure creation (calculate net_pay)</text:span><text:span text:style-name="T34"/></text:p>
      <text:p text:style-name="P1"><text:span text:style-name="T34">create or replace procedure net_pay(eid1 IN emp.eid%type,bas IN emp.basic%type)</text:span></text:p>
      <text:p text:style-name="P1"><text:span text:style-name="T34">is</text:span></text:p>
      <text:p text:style-name="P1"><text:span text:style-name="T34">BEGIN</text:span></text:p>
      <text:p text:style-name="P1"><text:span text:style-name="T34"><text:tab/>update emp set da=0.6*bas,hra=0.11*bas,pf=0.04*bas,mc=0.03*bas,</text:span></text:p>
      <text:p text:style-name="P1"><text:span text:style-name="T34"><text:tab/>gross=(bas+0.6*bas+0.11*bas),tot_ded=(0.04*bas+0.03*bas),</text:span></text:p>
      <text:p text:style-name="P1"><text:span text:style-name="T34"><text:tab/>net_pay=((bas+0.6*bas+0.11*bas)-(0.04*bas+0.03*bas))</text:span></text:p>
      <text:p text:style-name="P1"><text:span text:style-name="T34"><text:tab/>where eid1=eid;</text:span></text:p>
      <text:p text:style-name="P1"><text:span text:style-name="T34">END;</text:span></text:p>
      <text:p text:style-name="P1"><text:span text:style-name="T34">/</text:span></text:p>
      <text:p text:style-name="P1"><text:span text:style-name="T34">rem:-----------------------------------------------------------------------------------------------------------------</text:span></text:p>
      <text:p text:style-name="P1"><text:span text:style-name="T35"/></text:p>
      <text:p text:style-name="P1"><text:span text:style-name="T35">Preview of the frames:</text:span></text:p>
      <text:p text:style-name="P1"><text:span text:style-name="T36"/></text:p>
      <text:p text:style-name="P1"><text:span text:style-name="T37">1.Interface</text:span></text:p>
      <text:p text:style-name="P2"><draw:frame text:anchor-type="as-char" svg:width="142.88mm" svg:height="121.50mm" style:rel-width="scale" style:rel-height="scale"><draw:object-ole xlink:href="OleObj1"/><draw:image xlink:href="ObjectReplacements/OleObj1"/></draw:frame><text:span text:style-name="T38"/></text:p>
      <text:p text:style-name="P3"><text:span text:style-name="T38"/></text:p>
      <text:p text:style-name="P3"><text:span text:style-name="T39">2.Operation frame</text:span></text:p>
      <text:p text:style-name="P4"><draw:frame text:anchor-type="as-char" svg:width="145.42mm" svg:height="120.86mm" style:rel-width="scale" style:rel-height="scale"><draw:object-ole xlink:href="OleObj2"/><draw:image xlink:href="ObjectReplacements/OleObj2"/></draw:frame><text:span text:style-name="T40"/></text:p>
      <text:p text:style-name="P4"><text:span text:style-name="T40"/></text:p>
      <text:p text:style-name="P4"><text:span text:style-name="T41">3.Insert frame</text:span></text:p>
      <text:p text:style-name="P4"><draw:frame text:anchor-type="as-char" svg:width="152.40mm" svg:height="178.86mm" style:rel-width="scale" style:rel-height="scale"><draw:object-ole xlink:href="OleObj3"/><draw:image xlink:href="ObjectReplacements/OleObj3"/></draw:frame><text:span text:style-name="T42"/></text:p>
      <text:p text:style-name="P4"><text:span text:style-name="T42"/></text:p>
      <text:p text:style-name="P4"><text:span text:style-name="T43">4.Update frame</text:span></text:p>
      <text:p text:style-name="P4"><draw:frame text:anchor-type="as-char" svg:width="151.55mm" svg:height="186.27mm" style:rel-width="scale" style:rel-height="scale"><draw:object-ole xlink:href="OleObj4"/><draw:image xlink:href="ObjectReplacements/OleObj4"/></draw:frame><text:span text:style-name="T44"/></text:p>
      <text:p text:style-name="P4"><text:span text:style-name="T45">5.Delete frame</text:span></text:p>
      <text:p text:style-name="P4"><draw:frame text:anchor-type="as-char" svg:width="134.20mm" svg:height="110.07mm" style:rel-width="scale" style:rel-height="scale"><draw:object-ole xlink:href="OleObj5"/><draw:image xlink:href="ObjectReplacements/OleObj5"/></draw:frame><text:span text:style-name="T46"/></text:p>
      <text:p text:style-name="P4"><text:span text:style-name="T47">5.Search frame</text:span></text:p>
      <text:p text:style-name="P4"><draw:frame text:anchor-type="as-char" svg:width="140.76mm" svg:height="110.07mm" style:rel-width="scale" style:rel-height="scale"><draw:object-ole xlink:href="OleObj6"/><draw:image xlink:href="ObjectReplacements/OleObj6"/></draw:frame><text:span text:style-name="T48"/></text:p>
      <text:p text:style-name="P4"><text:span text:style-name="T49">6.Search_result frame</text:span></text:p>
      <text:p text:style-name="P4"><text:span text:style-name="T50"/></text:p>
      <text:p text:style-name="P4"><draw:frame text:anchor-type="as-char" svg:width="152.40mm" svg:height="158.12mm" style:rel-width="scale" style:rel-height="scale"><draw:object-ole xlink:href="OleObj7"/><draw:image xlink:href="ObjectReplacements/OleObj7"/></draw:frame><text:span text:style-name="T50"/></text:p>
      <text:p text:style-name="P4"><text:span text:style-name="T50"/></text:p>
      <text:p text:style-name="P4"><text:span text:style-name="T51">Database Initialization:</text:span></text:p>
      <text:p text:style-name="P4"><text:span text:style-name="T52"/></text:p>
      <text:p text:style-name="P4"><draw:frame text:anchor-type="as-char" svg:width="152.40mm" svg:height="157.27mm" style:rel-width="scale" style:rel-height="scale"><draw:object-ole xlink:href="OleObj8"/><draw:image xlink:href="ObjectReplacements/OleObj8"/></draw:frame><text:span text:style-name="T52"/></text:p>
      <text:p text:style-name="P4"><text:span text:style-name="T52"/></text:p>
      <text:p text:style-name="P4"><draw:frame text:anchor-type="as-char" svg:width="152.40mm" svg:height="70.06mm" style:rel-width="scale" style:rel-height="scale"><draw:object-ole xlink:href="OleObj9"/><draw:image xlink:href="ObjectReplacements/OleObj9"/></draw:frame><text:span text:style-name="T52"/></text:p>
      <text:p text:style-name="P4"><text:span text:style-name="T52"/></text:p>
      <text:p text:style-name="P4"><text:span text:style-name="T53">Emp-Payroll:</text:span><text:span text:style-name="T54"><text:s/>(project_running)</text:span></text:p>
      <text:p text:style-name="P4"><text:span text:style-name="T55"/></text:p>
      <text:p text:style-name="P4"><text:span text:style-name="T56">Insert Operation:</text:span></text:p>
      <text:p text:style-name="P4"><text:span text:style-name="T57"/></text:p>
      <text:p text:style-name="P4"><draw:frame text:anchor-type="as-char" svg:width="152.40mm" svg:height="70.06mm" style:rel-width="scale" style:rel-height="scale"><draw:object-ole xlink:href="OleObj10"/><draw:image xlink:href="ObjectReplacements/OleObj10"/></draw:frame><text:span text:style-name="T57"/></text:p>
      <text:p text:style-name="P4"><text:span text:style-name="T57"/></text:p>
      <text:p text:style-name="P4"><draw:frame text:anchor-type="as-char" svg:width="152.40mm" svg:height="179.71mm" style:rel-width="scale" style:rel-height="scale"><draw:object-ole xlink:href="OleObj11"/><draw:image xlink:href="ObjectReplacements/OleObj11"/></draw:frame><text:span text:style-name="T57"/></text:p>
      <text:p text:style-name="P4"><text:span text:style-name="T57"/></text:p>
      <text:p text:style-name="P4"><draw:frame text:anchor-type="as-char" svg:width="152.40mm" svg:height="179.92mm" style:rel-width="scale" style:rel-height="scale"><draw:object-ole xlink:href="OleObj12"/><draw:image xlink:href="ObjectReplacements/OleObj12"/></draw:frame><text:span text:style-name="T57"/></text:p>
      <text:p text:style-name="P4"><text:span text:style-name="T57"/></text:p>
      <text:p text:style-name="P4"><draw:frame text:anchor-type="as-char" svg:width="152.40mm" svg:height="39.37mm" style:rel-width="scale" style:rel-height="scale"><draw:object-ole xlink:href="OleObj13"/><draw:image xlink:href="ObjectReplacements/OleObj13"/></draw:frame><text:span text:style-name="T57"/></text:p>
      <text:p text:style-name="P4"><text:span text:style-name="T58">Error Handling:</text:span></text:p>
      <text:p text:style-name="P4"><draw:frame text:anchor-type="as-char" svg:width="152.40mm" svg:height="174.84mm" style:rel-width="scale" style:rel-height="scale"><draw:object-ole xlink:href="OleObj14"/><draw:image xlink:href="ObjectReplacements/OleObj14"/></draw:frame><text:span text:style-name="T59"/></text:p>
      <text:p text:style-name="P4"><text:span text:style-name="T59"/></text:p>
      <text:p text:style-name="P4"><draw:frame text:anchor-type="as-char" svg:width="152.40mm" svg:height="176.11mm" style:rel-width="scale" style:rel-height="scale"><draw:object-ole xlink:href="OleObj15"/><draw:image xlink:href="ObjectReplacements/OleObj15"/></draw:frame><text:span text:style-name="T59"/></text:p>
      <text:p text:style-name="P4"><text:span text:style-name="T60">Insertion Failure:</text:span></text:p>
      <text:p text:style-name="P4"><text:span text:style-name="T61"/></text:p>
      <text:p text:style-name="P4"><text:span text:style-name="T62">( Trying to insert with same E_ID(primary key) )</text:span></text:p>
      <text:p text:style-name="P4"><draw:frame text:anchor-type="as-char" svg:width="152.40mm" svg:height="176.32mm" style:rel-width="scale" style:rel-height="scale"><draw:object-ole xlink:href="OleObj16"/><draw:image xlink:href="ObjectReplacements/OleObj16"/></draw:frame><text:span text:style-name="T63"/></text:p>
      <text:p text:style-name="P4"><text:span text:style-name="T63"/></text:p>
      <text:p text:style-name="P4"><draw:frame text:anchor-type="as-char" svg:width="152.40mm" svg:height="176.32mm" style:rel-width="scale" style:rel-height="scale"><draw:object-ole xlink:href="OleObj17"/><draw:image xlink:href="ObjectReplacements/OleObj17"/></draw:frame><text:span text:style-name="T63"/></text:p>
      <text:p text:style-name="P4"><text:span text:style-name="T63"/></text:p>
      <text:p text:style-name="P4"><text:span text:style-name="T63"/></text:p>
      <text:p text:style-name="P4"><text:span text:style-name="T64">Update Operation:</text:span></text:p>
      <text:p text:style-name="P4"><text:span text:style-name="T65"/></text:p>
      <text:p text:style-name="P4"><draw:frame text:anchor-type="as-char" svg:width="151.55mm" svg:height="186.69mm" style:rel-width="scale" style:rel-height="scale"><draw:object-ole xlink:href="OleObj18"/><draw:image xlink:href="ObjectReplacements/OleObj18"/></draw:frame><text:span text:style-name="T65"/></text:p>
      <text:p text:style-name="P4"><text:span text:style-name="T65"/></text:p>
      <text:p text:style-name="P4"><draw:frame text:anchor-type="as-char" svg:width="151.55mm" svg:height="186.90mm" style:rel-width="scale" style:rel-height="scale"><draw:object-ole xlink:href="OleObj19"/><draw:image xlink:href="ObjectReplacements/OleObj19"/></draw:frame><text:span text:style-name="T65"/></text:p>
      <text:p text:style-name="P4"><text:span text:style-name="T65"/></text:p>
      <text:p text:style-name="P4"><draw:frame text:anchor-type="as-char" svg:width="152.40mm" svg:height="29.42mm" style:rel-width="scale" style:rel-height="scale"><draw:object-ole xlink:href="OleObj20"/><draw:image xlink:href="ObjectReplacements/OleObj20"/></draw:frame><text:span text:style-name="T65"/></text:p>
      <text:p text:style-name="P4"><text:span text:style-name="T66">Error Handling:</text:span></text:p>
      <text:p text:style-name="P4"><text:span text:style-name="T67"/></text:p>
      <text:p text:style-name="P4"><draw:frame text:anchor-type="as-char" svg:width="150.92mm" svg:height="182.03mm" style:rel-width="scale" style:rel-height="scale"><draw:object-ole xlink:href="OleObj21"/><draw:image xlink:href="ObjectReplacements/OleObj21"/></draw:frame><text:span text:style-name="T67"/></text:p>
      <text:p text:style-name="P4"><text:span text:style-name="T67"/></text:p>
      <text:p text:style-name="P4"><draw:frame text:anchor-type="as-char" svg:width="151.55mm" svg:height="181.82mm" style:rel-width="scale" style:rel-height="scale"><draw:object-ole xlink:href="OleObj22"/><draw:image xlink:href="ObjectReplacements/OleObj22"/></draw:frame><text:span text:style-name="T67"/></text:p>
      <text:p text:style-name="P4"><text:span text:style-name="T67"/></text:p>
      <text:p text:style-name="P4"><text:span text:style-name="T68">Update Failure:</text:span></text:p>
      <text:p text:style-name="P4"><text:span text:style-name="T69"/></text:p>
      <text:p text:style-name="P4"><text:span text:style-name="T70">( Trying to update a non-existing record )</text:span></text:p>
      <text:p text:style-name="P4"><text:span text:style-name="T71"/></text:p>
      <text:p text:style-name="P4"><draw:frame text:anchor-type="as-char" svg:width="151.34mm" svg:height="182.46mm" style:rel-width="scale" style:rel-height="scale"><draw:object-ole xlink:href="OleObj23"/><draw:image xlink:href="ObjectReplacements/OleObj23"/></draw:frame><text:span text:style-name="T71"/></text:p>
      <text:p text:style-name="P4"><text:span text:style-name="T71"/></text:p>
      <text:p text:style-name="P4"><draw:frame text:anchor-type="as-char" svg:width="150.50mm" svg:height="182.03mm" style:rel-width="scale" style:rel-height="scale"><draw:object-ole xlink:href="OleObj24"/><draw:image xlink:href="ObjectReplacements/OleObj24"/></draw:frame><text:span text:style-name="T71"/></text:p>
      <text:p text:style-name="P4"><text:span text:style-name="T71"/></text:p>
      <text:p text:style-name="P4"><text:span text:style-name="T71"/></text:p>
      <text:p text:style-name="P4"><text:span text:style-name="T72">Search Operation:</text:span></text:p>
      <text:p text:style-name="P4"><text:span text:style-name="T73"/></text:p>
      <text:p text:style-name="P4"><draw:frame text:anchor-type="as-char" svg:width="140.34mm" svg:height="110.07mm" style:rel-width="scale" style:rel-height="scale"><draw:object-ole xlink:href="OleObj25"/><draw:image xlink:href="ObjectReplacements/OleObj25"/></draw:frame><text:span text:style-name="T73"/></text:p>
      <text:p text:style-name="P4"><draw:frame text:anchor-type="as-char" svg:width="152.40mm" svg:height="158.54mm" style:rel-width="scale" style:rel-height="scale"><draw:object-ole xlink:href="OleObj26"/><draw:image xlink:href="ObjectReplacements/OleObj26"/></draw:frame><text:span text:style-name="T73"/></text:p>
      <text:p text:style-name="P4"><text:span text:style-name="T74">(<text:s text:c="2"/>DOB -&gt; date field </text:span></text:p>
      <text:p text:style-name="P4"><text:span text:style-name="T74"><text:s text:c="3"/>date field retrivation comes with timestamp in netbeans</text:span></text:p>
      <text:p text:style-name="P4"><text:span text:style-name="T74"><text:s text:c="3"/>00...<text:s text:c="2"/>-&gt; denotes timestamp in netbeans )</text:span></text:p>
      <text:p text:style-name="P4"><text:span text:style-name="T75"/></text:p>
      <text:p text:style-name="P4"><text:span text:style-name="T76">Error Handling:</text:span></text:p>
      <text:p text:style-name="P4"><text:span text:style-name="T77"/></text:p>
      <text:p text:style-name="P4"><draw:frame text:anchor-type="as-char" svg:width="139.91mm" svg:height="109.86mm" style:rel-width="scale" style:rel-height="scale"><draw:object-ole xlink:href="OleObj27"/><draw:image xlink:href="ObjectReplacements/OleObj27"/></draw:frame><text:span text:style-name="T77"/></text:p>
      <text:p text:style-name="P4"><text:span text:style-name="T77"/></text:p>
      <text:p text:style-name="P4"><text:span text:style-name="T78">Search result not found:</text:span></text:p>
      <text:p text:style-name="P4"><text:span text:style-name="T79"/></text:p>
      <text:p text:style-name="P4"><text:span text:style-name="T80">( Trying to search a non-existing record )</text:span></text:p>
      <text:p text:style-name="P4"><draw:frame text:anchor-type="as-char" svg:width="139.91mm" svg:height="107.95mm" style:rel-width="scale" style:rel-height="scale"><draw:object-ole xlink:href="OleObj28"/><draw:image xlink:href="ObjectReplacements/OleObj28"/></draw:frame><text:span text:style-name="T81"/></text:p>
      <text:p text:style-name="P4"><text:span text:style-name="T81"/></text:p>
      <text:p text:style-name="P4"><draw:frame text:anchor-type="as-char" svg:width="140.12mm" svg:height="109.01mm" style:rel-width="scale" style:rel-height="scale"><draw:object-ole xlink:href="OleObj29"/><draw:image xlink:href="ObjectReplacements/OleObj29"/></draw:frame><text:span text:style-name="T81"/></text:p>
      <text:p text:style-name="P4"><text:span text:style-name="T81"/></text:p>
      <text:p text:style-name="P4"><text:span text:style-name="T81"/></text:p>
      <text:p text:style-name="P4"><text:span text:style-name="T82">Delete Operation:</text:span></text:p>
      <text:p text:style-name="P4"><text:span text:style-name="T83"/></text:p>
      <text:p text:style-name="P4"><draw:frame text:anchor-type="as-char" svg:width="133.77mm" svg:height="110.07mm" style:rel-width="scale" style:rel-height="scale"><draw:object-ole xlink:href="OleObj30"/><draw:image xlink:href="ObjectReplacements/OleObj30"/></draw:frame><text:span text:style-name="T83"/></text:p>
      <text:p text:style-name="P4"><text:span text:style-name="T83"/></text:p>
      <text:p text:style-name="P4"><draw:frame text:anchor-type="as-char" svg:width="133.14mm" svg:height="109.22mm" style:rel-width="scale" style:rel-height="scale"><draw:object-ole xlink:href="OleObj31"/><draw:image xlink:href="ObjectReplacements/OleObj31"/></draw:frame><text:span text:style-name="T83"/></text:p>
      <text:p text:style-name="P4"><text:span text:style-name="T83"/></text:p>
      <text:p text:style-name="P4"><text:span text:style-name="T83"/></text:p>
      <text:p text:style-name="P4"><draw:frame text:anchor-type="as-char" svg:width="152.40mm" svg:height="33.66mm" style:rel-width="scale" style:rel-height="scale"><draw:object-ole xlink:href="OleObj32"/><draw:image xlink:href="ObjectReplacements/OleObj32"/></draw:frame><text:span text:style-name="T83"/></text:p>
      <text:p text:style-name="P4"><text:span text:style-name="T83"/></text:p>
      <text:p text:style-name="P4"><text:span text:style-name="T84">Error Handling:</text:span></text:p>
      <text:p text:style-name="P4"><text:span text:style-name="T85"/></text:p>
      <text:p text:style-name="P4"><draw:frame text:anchor-type="as-char" svg:width="133.56mm" svg:height="109.64mm" style:rel-width="scale" style:rel-height="scale"><draw:object-ole xlink:href="OleObj33"/><draw:image xlink:href="ObjectReplacements/OleObj33"/></draw:frame><text:span text:style-name="T85"/></text:p>
      <text:p text:style-name="P4"><text:span text:style-name="T85"/></text:p>
      <text:p text:style-name="P4"><text:span text:style-name="T86">Deletion Failure:</text:span></text:p>
      <text:p text:style-name="P4"><text:span text:style-name="T87"/></text:p>
      <text:p text:style-name="P4"><text:span text:style-name="T88">( Trying to delete a non-existing record )</text:span></text:p>
      <text:p text:style-name="P4"><draw:frame text:anchor-type="as-char" svg:width="133.35mm" svg:height="110.07mm" style:rel-width="scale" style:rel-height="scale"><draw:object-ole xlink:href="OleObj34"/><draw:image xlink:href="ObjectReplacements/OleObj34"/></draw:frame><text:span text:style-name="T89"/></text:p>
      <text:p text:style-name="P4"><text:span text:style-name="T89"/></text:p>
      <text:p text:style-name="P4"><draw:frame text:anchor-type="as-char" svg:width="133.56mm" svg:height="110.28mm" style:rel-width="scale" style:rel-height="scale"><draw:object-ole xlink:href="OleObj35"/><draw:image xlink:href="ObjectReplacements/OleObj35"/></draw:frame><text:span text:style-name="T89"/></text:p>
      <text:p text:style-name="P4"><text:span text:style-name="T89"/></text:p>
      <text:p text:style-name="P4"><text:span text:style-name="T89"/></text:p>
      <text:p text:style-name="P4"><text:span text:style-name="T89"/></text:p>
      <text:p text:style-name="P4"><text:span text:style-name="T89"/></text:p>
      <text:p text:style-name="P4"><text:span text:style-name="T89"/></text:p>
      <text:p text:style-name="P4"><text:span text:style-name="T89"/></text:p>
      <text:p text:style-name="P4"><text:span text:style-name="T89"/></text:p>
      <text:p text:style-name="P4"><text:span text:style-name="T89"/></text:p>
      <text:p text:style-name="P4"><text:span text:style-name="T89"/></text:p>
      <text:p text:style-name="P4"><text:span text:style-name="T89"/></text:p>
      <text:p text:style-name="P4"><text:span text:style-name="T89"/></text:p>
      <text:p text:style-name="P4"><text:span text:style-name="T89"/></text:p>
      <text:p text:style-name="P4"><text:span text:style-name="T89"/></text:p>
      <text:p text:style-name="P4"><text:span text:style-name="T89"/></text:p>
      <text:p text:style-name="P4"><text:span text:style-name="T89"/></text:p>
      <text:p text:style-name="P5"><text:span text:style-name="T8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